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7"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8" style:family="paragraph" style:parent-style-name="Standard">
      <style:text-properties fo:font-weight="normal" officeooo:rsid="00351ecc" officeooo:paragraph-rsid="00351ecc" style:font-weight-asian="normal" style:font-weight-complex="normal"/>
    </style:style>
    <style:style style:name="P9" style:family="paragraph" style:parent-style-name="Standard">
      <style:text-properties officeooo:rsid="001ca549" officeooo:paragraph-rsid="001ca549"/>
    </style:style>
    <style:style style:name="P10" style:family="paragraph" style:parent-style-name="Standard">
      <style:text-properties officeooo:rsid="00024706" officeooo:paragraph-rsid="002993b5"/>
    </style:style>
    <style:style style:name="P11" style:family="paragraph" style:parent-style-name="Standard">
      <style:text-properties officeooo:rsid="00115ef6" officeooo:paragraph-rsid="002993b5"/>
    </style:style>
    <style:style style:name="P12" style:family="paragraph" style:parent-style-name="Standard">
      <style:text-properties officeooo:rsid="002a2284" officeooo:paragraph-rsid="002a2284"/>
    </style:style>
    <style:style style:name="P13" style:family="paragraph" style:parent-style-name="Standard">
      <style:text-properties fo:color="#660099" style:font-name="Menlo" fo:font-size="9pt" officeooo:rsid="00240706" officeooo:paragraph-rsid="001ff018"/>
    </style:style>
    <style:style style:name="P14" style:family="paragraph" style:parent-style-name="Standard">
      <style:text-properties officeooo:rsid="002a6f79" officeooo:paragraph-rsid="002a6f79"/>
    </style:style>
    <style:style style:name="P15" style:family="paragraph" style:parent-style-name="Standard">
      <style:text-properties officeooo:rsid="002a6f79" officeooo:paragraph-rsid="0048ea03"/>
    </style:style>
    <style:style style:name="P16" style:family="paragraph" style:parent-style-name="Standard">
      <style:text-properties officeooo:paragraph-rsid="002a6f79"/>
    </style:style>
    <style:style style:name="P17" style:family="paragraph" style:parent-style-name="Standard">
      <style:text-properties officeooo:rsid="0034bafa" officeooo:paragraph-rsid="0034bafa"/>
    </style:style>
    <style:style style:name="P18" style:family="paragraph" style:parent-style-name="Standard">
      <style:text-properties officeooo:paragraph-rsid="001ca549"/>
    </style:style>
    <style:style style:name="P19"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0" style:family="paragraph" style:parent-style-name="Standard">
      <style:text-properties fo:font-size="15pt" fo:font-weight="bold" officeooo:rsid="002a6f79" style:font-size-asian="15pt" style:font-weight-asian="bold" style:font-size-complex="15pt" style:font-weight-complex="bold"/>
    </style:style>
    <style:style style:name="P21"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6"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7"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8"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29" style:family="paragraph" style:parent-style-name="Standard">
      <style:text-properties officeooo:paragraph-rsid="0036c19a"/>
    </style:style>
    <style:style style:name="P30" style:family="paragraph" style:parent-style-name="Standard">
      <style:text-properties officeooo:rsid="003aba3e" officeooo:paragraph-rsid="003aba3e"/>
    </style:style>
    <style:style style:name="P31" style:family="paragraph" style:parent-style-name="Standard">
      <style:text-properties officeooo:rsid="003c2cb4" officeooo:paragraph-rsid="003c2cb4"/>
    </style:style>
    <style:style style:name="P32" style:family="paragraph" style:parent-style-name="Standard">
      <style:text-properties officeooo:paragraph-rsid="003d1529"/>
    </style:style>
    <style:style style:name="P33" style:family="paragraph" style:parent-style-name="Standard">
      <style:text-properties officeooo:rsid="003d1529" officeooo:paragraph-rsid="003d1529"/>
    </style:style>
    <style:style style:name="P34" style:family="paragraph" style:parent-style-name="Standard">
      <style:text-properties officeooo:rsid="0042589a" officeooo:paragraph-rsid="0048ea03"/>
    </style:style>
    <style:style style:name="P35" style:family="paragraph" style:parent-style-name="Standard">
      <style:text-properties officeooo:rsid="0042589a" officeooo:paragraph-rsid="004bcc1d"/>
    </style:style>
    <style:style style:name="P36" style:family="paragraph" style:parent-style-name="Standard">
      <style:text-properties officeooo:rsid="0042589a" officeooo:paragraph-rsid="004edce5"/>
    </style:style>
    <style:style style:name="P37" style:family="paragraph" style:parent-style-name="Standard">
      <style:text-properties officeooo:rsid="00476417" officeooo:paragraph-rsid="00476417"/>
    </style:style>
    <style:style style:name="P38" style:family="paragraph" style:parent-style-name="Standard">
      <style:text-properties officeooo:rsid="00476417" officeooo:paragraph-rsid="004bcc1d"/>
    </style:style>
    <style:style style:name="P39" style:family="paragraph" style:parent-style-name="Standard">
      <style:text-properties officeooo:rsid="00476417" officeooo:paragraph-rsid="004edce5"/>
    </style:style>
    <style:style style:name="P40" style:family="paragraph" style:parent-style-name="Standard">
      <style:text-properties officeooo:rsid="00486a04" officeooo:paragraph-rsid="00486a04"/>
    </style:style>
    <style:style style:name="P41" style:family="paragraph" style:parent-style-name="Standard">
      <style:text-properties officeooo:rsid="0048ea03" officeooo:paragraph-rsid="0048ea03"/>
    </style:style>
    <style:style style:name="P42" style:family="paragraph" style:parent-style-name="Standard">
      <style:text-properties officeooo:rsid="0049be21" officeooo:paragraph-rsid="0049be21"/>
    </style:style>
    <style:style style:name="P43" style:family="paragraph" style:parent-style-name="Standard">
      <style:text-properties officeooo:rsid="0049be21" officeooo:paragraph-rsid="004a7ed7"/>
    </style:style>
    <style:style style:name="P44" style:family="paragraph" style:parent-style-name="Standard">
      <style:text-properties officeooo:rsid="004a7ed7" officeooo:paragraph-rsid="004a7ed7"/>
    </style:style>
    <style:style style:name="P45" style:family="paragraph" style:parent-style-name="Standard">
      <style:text-properties officeooo:rsid="004bcc1d" officeooo:paragraph-rsid="004cb5f6"/>
    </style:style>
    <style:style style:name="P46" style:family="paragraph" style:parent-style-name="Standard">
      <style:text-properties officeooo:rsid="004edce5" officeooo:paragraph-rsid="004edce5"/>
    </style:style>
    <style:style style:name="P47" style:family="paragraph" style:parent-style-name="Standard">
      <style:text-properties officeooo:rsid="004edce5" officeooo:paragraph-rsid="00501a99"/>
    </style:style>
    <style:style style:name="P48" style:family="paragraph" style:parent-style-name="Standard">
      <style:text-properties officeooo:rsid="0059edb3" officeooo:paragraph-rsid="0059edb3"/>
    </style:style>
    <style:style style:name="P49" style:family="paragraph" style:parent-style-name="Standard">
      <style:text-properties officeooo:rsid="005b7fd3" officeooo:paragraph-rsid="005b7fd3"/>
    </style:style>
    <style:style style:name="P50" style:family="paragraph" style:parent-style-name="Standard">
      <style:text-properties officeooo:paragraph-rsid="005b7fd3"/>
    </style:style>
    <style:style style:name="P51" style:family="paragraph" style:parent-style-name="Standard">
      <style:text-properties officeooo:rsid="005f8189" officeooo:paragraph-rsid="005f8189"/>
    </style:style>
    <style:style style:name="P52" style:family="paragraph" style:parent-style-name="Standard">
      <style:text-properties officeooo:rsid="006091cb" officeooo:paragraph-rsid="006091cb"/>
    </style:style>
    <style:style style:name="P53" style:family="paragraph" style:parent-style-name="Standard">
      <style:text-properties officeooo:rsid="006091cb" officeooo:paragraph-rsid="00628935"/>
    </style:style>
    <style:style style:name="P54" style:family="paragraph" style:parent-style-name="Standard">
      <style:text-properties officeooo:rsid="00628935" officeooo:paragraph-rsid="00628935"/>
    </style:style>
    <style:style style:name="P55" style:family="paragraph" style:parent-style-name="Standard">
      <style:text-properties officeooo:rsid="0063dfe5" officeooo:paragraph-rsid="0063dfe5"/>
    </style:style>
    <style:style style:name="P56" style:family="paragraph" style:parent-style-name="Standard">
      <style:text-properties officeooo:rsid="0065cf48" officeooo:paragraph-rsid="0065cf48"/>
    </style:style>
    <style:style style:name="P5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58" style:family="paragraph" style:parent-style-name="Standard">
      <style:text-properties officeooo:paragraph-rsid="006769cc"/>
    </style:style>
    <style:style style:name="P59" style:family="paragraph" style:parent-style-name="Standard">
      <style:text-properties officeooo:paragraph-rsid="0068dae9"/>
    </style:style>
    <style:style style:name="P60" style:family="paragraph" style:parent-style-name="Standard">
      <style:text-properties officeooo:rsid="00697a2b" officeooo:paragraph-rsid="00697a2b"/>
    </style:style>
    <style:style style:name="P61" style:family="paragraph" style:parent-style-name="Standard">
      <style:text-properties officeooo:rsid="006a8fdb" officeooo:paragraph-rsid="006a8fdb"/>
    </style:style>
    <style:style style:name="P62" style:family="paragraph" style:parent-style-name="Standard">
      <style:text-properties officeooo:rsid="006a8fdb" officeooo:paragraph-rsid="006f1b18"/>
    </style:style>
    <style:style style:name="P63" style:family="paragraph" style:parent-style-name="Standard">
      <style:text-properties officeooo:rsid="006c10b3" officeooo:paragraph-rsid="006c10b3"/>
    </style:style>
    <style:style style:name="P64" style:family="paragraph" style:parent-style-name="Standard">
      <style:text-properties officeooo:paragraph-rsid="006c1435"/>
    </style:style>
    <style:style style:name="P65" style:family="paragraph" style:parent-style-name="Standard">
      <style:text-properties officeooo:rsid="006d8c4f" officeooo:paragraph-rsid="006d8c4f"/>
    </style:style>
    <style:style style:name="P66" style:family="paragraph" style:parent-style-name="Standard">
      <style:text-properties officeooo:rsid="006f1b18" officeooo:paragraph-rsid="006f1b18"/>
    </style:style>
    <style:style style:name="P67" style:family="paragraph" style:parent-style-name="Standard">
      <style:text-properties officeooo:rsid="0070df5b" officeooo:paragraph-rsid="0070df5b"/>
    </style:style>
    <style:style style:name="P68" style:family="paragraph" style:parent-style-name="Table_20_Contents">
      <style:text-properties officeooo:rsid="002a6f79" officeooo:paragraph-rsid="002a6f79"/>
    </style:style>
    <style:style style:name="P69" style:family="paragraph" style:parent-style-name="Table_20_Contents">
      <style:text-properties officeooo:rsid="002a6f79" officeooo:paragraph-rsid="003ceb81"/>
    </style:style>
    <style:style style:name="P70" style:family="paragraph" style:parent-style-name="Table_20_Contents">
      <style:text-properties fo:font-weight="bold" officeooo:rsid="002f6aff" officeooo:paragraph-rsid="002a6f79" style:font-weight-asian="bold" style:font-weight-complex="bold"/>
    </style:style>
    <style:style style:name="P71" style:family="paragraph" style:parent-style-name="Table_20_Contents">
      <style:text-properties fo:font-weight="bold" officeooo:rsid="002a6f79" officeooo:paragraph-rsid="002a6f79" style:font-weight-asian="bold" style:font-weight-complex="bold"/>
    </style:style>
    <style:style style:name="P72" style:family="paragraph" style:parent-style-name="Table_20_Contents">
      <style:text-properties fo:font-weight="bold" officeooo:rsid="0036c19a" officeooo:paragraph-rsid="0036c19a" style:font-weight-asian="bold" style:font-weight-complex="bold"/>
    </style:style>
    <style:style style:name="P73" style:family="paragraph" style:parent-style-name="Table_20_Contents">
      <style:text-properties fo:font-weight="bold" officeooo:rsid="0036c19a" officeooo:paragraph-rsid="003d1529" style:font-weight-asian="bold" style:font-weight-complex="bold"/>
    </style:style>
    <style:style style:name="P74" style:family="paragraph" style:parent-style-name="Table_20_Contents">
      <style:text-properties fo:font-weight="bold" officeooo:rsid="003d1529" officeooo:paragraph-rsid="003d1529" style:font-weight-asian="bold" style:font-weight-complex="bold"/>
    </style:style>
    <style:style style:name="P75" style:family="paragraph" style:parent-style-name="Table_20_Contents">
      <style:text-properties fo:font-weight="bold" officeooo:rsid="004a7ed7" officeooo:paragraph-rsid="004a7ed7" style:font-weight-asian="bold" style:font-weight-complex="bold"/>
    </style:style>
    <style:style style:name="P76" style:family="paragraph" style:parent-style-name="Table_20_Contents">
      <style:text-properties fo:font-weight="bold" officeooo:rsid="004bcc1d" officeooo:paragraph-rsid="004bcc1d" style:font-weight-asian="bold" style:font-weight-complex="bold"/>
    </style:style>
    <style:style style:name="P77" style:family="paragraph" style:parent-style-name="Table_20_Contents">
      <style:text-properties fo:font-weight="bold" officeooo:rsid="00501a99" officeooo:paragraph-rsid="00501a99" style:font-weight-asian="bold" style:font-weight-complex="bold"/>
    </style:style>
    <style:style style:name="P78" style:family="paragraph" style:parent-style-name="Table_20_Contents">
      <style:text-properties officeooo:rsid="002b1e9c" officeooo:paragraph-rsid="002b1e9c"/>
    </style:style>
    <style:style style:name="P79" style:family="paragraph" style:parent-style-name="Table_20_Contents">
      <style:text-properties officeooo:rsid="002b1e9c" officeooo:paragraph-rsid="002befc6"/>
    </style:style>
    <style:style style:name="P80" style:family="paragraph" style:parent-style-name="Table_20_Contents">
      <style:text-properties officeooo:rsid="002ce51b" officeooo:paragraph-rsid="002ce51b"/>
    </style:style>
    <style:style style:name="P81" style:family="paragraph" style:parent-style-name="Table_20_Contents">
      <style:text-properties officeooo:rsid="00309096" officeooo:paragraph-rsid="00309096"/>
    </style:style>
    <style:style style:name="P82" style:family="paragraph" style:parent-style-name="Table_20_Contents">
      <style:text-properties officeooo:rsid="0031acad" officeooo:paragraph-rsid="0031acad"/>
    </style:style>
    <style:style style:name="P83" style:family="paragraph" style:parent-style-name="Table_20_Contents">
      <style:text-properties officeooo:rsid="0034bafa" officeooo:paragraph-rsid="0034bafa"/>
    </style:style>
    <style:style style:name="P84" style:family="paragraph" style:parent-style-name="Table_20_Contents">
      <style:text-properties officeooo:rsid="0036c19a" officeooo:paragraph-rsid="0036c19a"/>
    </style:style>
    <style:style style:name="P85" style:family="paragraph" style:parent-style-name="Table_20_Contents">
      <style:text-properties officeooo:rsid="003759b2" officeooo:paragraph-rsid="003759b2"/>
    </style:style>
    <style:style style:name="P86" style:family="paragraph" style:parent-style-name="Table_20_Contents">
      <style:text-properties officeooo:rsid="00393e0c" officeooo:paragraph-rsid="00393e0c"/>
    </style:style>
    <style:style style:name="P87" style:family="paragraph" style:parent-style-name="Table_20_Contents">
      <style:text-properties officeooo:rsid="003ceb81" officeooo:paragraph-rsid="003ceb81"/>
    </style:style>
    <style:style style:name="P88" style:family="paragraph" style:parent-style-name="Table_20_Contents">
      <style:text-properties officeooo:rsid="003ceb81" officeooo:paragraph-rsid="003d1529"/>
    </style:style>
    <style:style style:name="P89" style:family="paragraph" style:parent-style-name="Table_20_Contents">
      <style:text-properties officeooo:rsid="003d1529" officeooo:paragraph-rsid="003d1529"/>
    </style:style>
    <style:style style:name="P90" style:family="paragraph" style:parent-style-name="Table_20_Contents">
      <style:text-properties officeooo:rsid="003d98ce" officeooo:paragraph-rsid="003d98ce"/>
    </style:style>
    <style:style style:name="P91" style:family="paragraph" style:parent-style-name="Table_20_Contents">
      <style:text-properties officeooo:rsid="003ebdfa" officeooo:paragraph-rsid="003ebdfa"/>
    </style:style>
    <style:style style:name="P92" style:family="paragraph" style:parent-style-name="Table_20_Contents">
      <style:text-properties officeooo:rsid="003ebdfa" officeooo:paragraph-rsid="00437590"/>
    </style:style>
    <style:style style:name="P93" style:family="paragraph" style:parent-style-name="Table_20_Contents">
      <style:text-properties officeooo:rsid="00409028" officeooo:paragraph-rsid="00409028"/>
    </style:style>
    <style:style style:name="P94" style:family="paragraph" style:parent-style-name="Table_20_Contents">
      <style:text-properties officeooo:rsid="00437590" officeooo:paragraph-rsid="00437590"/>
    </style:style>
    <style:style style:name="P95" style:family="paragraph" style:parent-style-name="Table_20_Contents">
      <style:text-properties officeooo:rsid="00466548" officeooo:paragraph-rsid="00466548"/>
    </style:style>
    <style:style style:name="P96" style:family="paragraph" style:parent-style-name="Table_20_Contents">
      <style:text-properties officeooo:rsid="004a7ed7" officeooo:paragraph-rsid="004a7ed7"/>
    </style:style>
    <style:style style:name="P97" style:family="paragraph" style:parent-style-name="Table_20_Contents">
      <style:text-properties officeooo:rsid="004a7ed7" officeooo:paragraph-rsid="005cbf6f"/>
    </style:style>
    <style:style style:name="P98" style:family="paragraph" style:parent-style-name="Table_20_Contents">
      <style:text-properties officeooo:rsid="004bcc1d" officeooo:paragraph-rsid="004bcc1d"/>
    </style:style>
    <style:style style:name="P99" style:family="paragraph" style:parent-style-name="Table_20_Contents">
      <style:text-properties officeooo:rsid="004bcc1d" officeooo:paragraph-rsid="00501a99"/>
    </style:style>
    <style:style style:name="P100" style:family="paragraph" style:parent-style-name="Table_20_Contents">
      <style:text-properties officeooo:rsid="004d312b" officeooo:paragraph-rsid="004d312b"/>
    </style:style>
    <style:style style:name="P101" style:family="paragraph" style:parent-style-name="Table_20_Contents">
      <style:text-properties officeooo:rsid="00501a99" officeooo:paragraph-rsid="00501a99"/>
    </style:style>
    <style:style style:name="P102" style:family="paragraph" style:parent-style-name="Table_20_Contents">
      <style:text-properties officeooo:rsid="0050a761" officeooo:paragraph-rsid="0050a761"/>
    </style:style>
    <style:style style:name="P103" style:family="paragraph" style:parent-style-name="Table_20_Contents">
      <style:text-properties officeooo:rsid="0050a761" officeooo:paragraph-rsid="00541215"/>
    </style:style>
    <style:style style:name="P104" style:family="paragraph" style:parent-style-name="Table_20_Contents">
      <style:text-properties officeooo:rsid="0050a761" officeooo:paragraph-rsid="0054a405"/>
    </style:style>
    <style:style style:name="P105" style:family="paragraph" style:parent-style-name="Table_20_Contents">
      <style:text-properties officeooo:rsid="00541215" officeooo:paragraph-rsid="00541215"/>
    </style:style>
    <style:style style:name="P106" style:family="paragraph" style:parent-style-name="Table_20_Contents">
      <style:text-properties officeooo:rsid="00541215" officeooo:paragraph-rsid="0054a405"/>
    </style:style>
    <style:style style:name="P107" style:family="paragraph" style:parent-style-name="Table_20_Contents">
      <style:text-properties officeooo:rsid="0054a405" officeooo:paragraph-rsid="0054a405"/>
    </style:style>
    <style:style style:name="P108" style:family="paragraph" style:parent-style-name="Table_20_Contents">
      <style:text-properties officeooo:rsid="005cbf6f" officeooo:paragraph-rsid="005cbf6f"/>
    </style:style>
    <style:style style:name="P109" style:family="paragraph" style:parent-style-name="Table_20_Contents">
      <style:text-properties officeooo:rsid="006c10b3" officeooo:paragraph-rsid="006c10b3"/>
    </style:style>
    <style:style style:name="P110" style:family="paragraph" style:parent-style-name="Preformatted_20_Text">
      <style:text-properties fo:color="#000000" style:font-name="Menlo" fo:font-size="9pt" officeooo:rsid="0070df5b" officeooo:paragraph-rsid="0070df5b"/>
    </style:style>
    <style:style style:name="P111" style:family="paragraph" style:parent-style-name="Preformatted_20_Text">
      <style:text-properties fo:color="#000000" style:font-name="Menlo" fo:font-size="9pt" officeooo:rsid="0070df5b" officeooo:paragraph-rsid="0078320a"/>
    </style:style>
    <style:style style:name="P112" style:family="paragraph" style:parent-style-name="Preformatted_20_Text">
      <style:text-properties fo:color="#000000" style:font-name="Menlo" fo:font-size="9pt" officeooo:paragraph-rsid="0070df5b"/>
    </style:style>
    <style:style style:name="P113" style:family="paragraph" style:parent-style-name="Preformatted_20_Text">
      <style:text-properties fo:color="#000000" style:font-name="Menlo" fo:font-size="9pt" officeooo:paragraph-rsid="0072acc0"/>
    </style:style>
    <style:style style:name="P114" style:family="paragraph" style:parent-style-name="Preformatted_20_Text">
      <style:text-properties fo:color="#000000" style:font-name="Menlo" fo:font-size="9pt" officeooo:rsid="007650f0" officeooo:paragraph-rsid="007650f0"/>
    </style:style>
    <style:style style:name="P115" style:family="paragraph" style:parent-style-name="Preformatted_20_Text">
      <style:text-properties fo:color="#000000" style:font-name="Menlo" fo:font-size="9pt" officeooo:rsid="007650f0" officeooo:paragraph-rsid="0078320a"/>
    </style:style>
    <style:style style:name="P116" style:family="paragraph" style:parent-style-name="Preformatted_20_Text">
      <style:text-properties fo:color="#000000" style:font-name="Menlo" fo:font-size="9pt" officeooo:paragraph-rsid="007650f0"/>
    </style:style>
    <style:style style:name="P117" style:family="paragraph" style:parent-style-name="Preformatted_20_Text">
      <style:text-properties fo:color="#000000" style:font-name="Menlo" fo:font-size="9pt" officeooo:paragraph-rsid="0078320a"/>
    </style:style>
    <style:style style:name="P118" style:family="paragraph" style:parent-style-name="Preformatted_20_Text">
      <style:text-properties fo:color="#000000" style:font-name="Menlo" fo:font-size="9pt" officeooo:rsid="007a0aea" officeooo:paragraph-rsid="007a0aea"/>
    </style:style>
    <style:style style:name="P119" style:family="paragraph" style:parent-style-name="Preformatted_20_Text" style:list-style-name="L6">
      <style:text-properties officeooo:paragraph-rsid="0070df5b"/>
    </style:style>
    <style:style style:name="P120" style:family="paragraph" style:parent-style-name="Preformatted_20_Text" style:list-style-name="L6">
      <style:text-properties fo:color="#000000" style:font-name="Menlo" fo:font-size="9pt" officeooo:rsid="0070df5b" officeooo:paragraph-rsid="0070df5b"/>
    </style:style>
    <style:style style:name="P121" style:family="paragraph" style:parent-style-name="Preformatted_20_Text" style:list-style-name="L7">
      <style:text-properties fo:color="#000000" style:font-name="Menlo" fo:font-size="9pt" officeooo:rsid="0070df5b" officeooo:paragraph-rsid="0070df5b"/>
    </style:style>
    <style:style style:name="P122" style:family="paragraph" style:parent-style-name="Preformatted_20_Text" style:list-style-name="L8">
      <style:text-properties fo:color="#000000" style:font-name="Menlo" fo:font-size="9pt" officeooo:rsid="0070df5b" officeooo:paragraph-rsid="0070df5b"/>
    </style:style>
    <style:style style:name="P123" style:family="paragraph" style:parent-style-name="Preformatted_20_Text" style:list-style-name="L8">
      <style:text-properties fo:color="#000000" style:font-name="Menlo" fo:font-size="9pt" officeooo:paragraph-rsid="0070df5b"/>
    </style:style>
    <style:style style:name="P124" style:family="paragraph" style:parent-style-name="Preformatted_20_Text" style:list-style-name="L9">
      <style:text-properties fo:color="#000000" style:font-name="Menlo" fo:font-size="9pt" officeooo:rsid="00746b7b" officeooo:paragraph-rsid="00746b7b"/>
    </style:style>
    <style:style style:name="P125" style:family="paragraph" style:parent-style-name="Preformatted_20_Text" style:list-style-name="L9">
      <style:text-properties fo:color="#000000" style:font-name="Menlo" fo:font-size="9pt" officeooo:rsid="0078320a" officeooo:paragraph-rsid="0078320a"/>
    </style:style>
    <style:style style:name="P126" style:family="paragraph" style:parent-style-name="Preformatted_20_Text" style:list-style-name="L10">
      <style:text-properties fo:color="#000000" style:font-name="Menlo" fo:font-size="9pt" officeooo:rsid="0078320a" officeooo:paragraph-rsid="0078320a"/>
    </style:style>
    <style:style style:name="P127" style:family="paragraph" style:parent-style-name="Preformatted_20_Text" style:list-style-name="L9">
      <style:text-properties fo:color="#000000" style:font-name="Menlo" fo:font-size="9pt" officeooo:rsid="007650f0" officeooo:paragraph-rsid="007650f0"/>
    </style:style>
    <style:style style:name="P128" style:family="paragraph" style:parent-style-name="Table_20_Contents" style:list-style-name="L2">
      <style:paragraph-properties fo:text-align="start" style:justify-single-word="false"/>
      <style:text-properties officeooo:rsid="002a6f79" officeooo:paragraph-rsid="002a6f79"/>
    </style:style>
    <style:style style:name="P129" style:family="paragraph" style:parent-style-name="Table_20_Contents" style:list-style-name="L11">
      <style:text-properties officeooo:rsid="003d1529" officeooo:paragraph-rsid="003d1529"/>
    </style:style>
    <style:style style:name="P130" style:family="paragraph" style:parent-style-name="Table_20_Contents" style:list-style-name="L16">
      <style:text-properties officeooo:rsid="004bcc1d" officeooo:paragraph-rsid="004cb5f6"/>
    </style:style>
    <style:style style:name="P131" style:family="paragraph" style:parent-style-name="Table_20_Contents" style:list-style-name="L18">
      <style:text-properties officeooo:rsid="00541215" officeooo:paragraph-rsid="00541215"/>
    </style:style>
    <style:style style:name="P132" style:family="paragraph" style:parent-style-name="Table_20_Contents" style:list-style-name="L18">
      <style:text-properties officeooo:rsid="0055f80c" officeooo:paragraph-rsid="0055f80c"/>
    </style:style>
    <style:style style:name="P133" style:family="paragraph" style:parent-style-name="Table_20_Contents">
      <style:text-properties officeooo:rsid="00393e0c" officeooo:paragraph-rsid="00393e0c"/>
    </style:style>
    <style:style style:name="P134" style:family="paragraph" style:parent-style-name="Table_20_Contents">
      <style:text-properties officeooo:rsid="007b7f1e" officeooo:paragraph-rsid="007b7f1e"/>
    </style:style>
    <style:style style:name="P135" style:family="paragraph" style:parent-style-name="Table_20_Contents">
      <style:text-properties officeooo:rsid="007d502c" officeooo:paragraph-rsid="007d502c"/>
    </style:style>
    <style:style style:name="P136" style:family="paragraph" style:parent-style-name="Table_20_Contents">
      <style:text-properties officeooo:rsid="007d502c" officeooo:paragraph-rsid="007daf58"/>
    </style:style>
    <style:style style:name="P137" style:family="paragraph" style:parent-style-name="Table_20_Contents">
      <style:text-properties officeooo:rsid="007daf58" officeooo:paragraph-rsid="007daf58"/>
    </style:style>
    <style:style style:name="P138" style:family="paragraph" style:parent-style-name="Standard" style:list-style-name="L1">
      <style:text-properties officeooo:rsid="002a2284" officeooo:paragraph-rsid="002a2284"/>
    </style:style>
    <style:style style:name="P139" style:family="paragraph" style:parent-style-name="Standard" style:list-style-name="L3">
      <style:text-properties officeooo:rsid="001ca549" officeooo:paragraph-rsid="001ca549"/>
    </style:style>
    <style:style style:name="P140" style:family="paragraph" style:parent-style-name="Standard" style:list-style-name="L4">
      <style:text-properties officeooo:paragraph-rsid="0069ff23"/>
    </style:style>
    <style:style style:name="P141" style:family="paragraph" style:parent-style-name="Standard" style:list-style-name="L4">
      <style:text-properties officeooo:paragraph-rsid="00697a2b"/>
    </style:style>
    <style:style style:name="P142" style:family="paragraph" style:parent-style-name="Standard" style:list-style-name="L4">
      <style:text-properties officeooo:rsid="00697a2b" officeooo:paragraph-rsid="00697a2b"/>
    </style:style>
    <style:style style:name="P143" style:family="paragraph" style:parent-style-name="Standard" style:list-style-name="L5">
      <style:text-properties officeooo:rsid="003aba3e" officeooo:paragraph-rsid="003aba3e"/>
    </style:style>
    <style:style style:name="P144" style:family="paragraph" style:parent-style-name="Standard" style:list-style-name="L5">
      <style:text-properties officeooo:rsid="003c2cb4" officeooo:paragraph-rsid="003c2cb4"/>
    </style:style>
    <style:style style:name="P145" style:family="paragraph" style:parent-style-name="Standard" style:list-style-name="L12">
      <style:text-properties officeooo:rsid="0048ea03" officeooo:paragraph-rsid="0048ea03"/>
    </style:style>
    <style:style style:name="P146" style:family="paragraph" style:parent-style-name="Standard" style:list-style-name="L13">
      <style:text-properties officeooo:rsid="0048ea03" officeooo:paragraph-rsid="0048ea03"/>
    </style:style>
    <style:style style:name="P147" style:family="paragraph" style:parent-style-name="Standard" style:list-style-name="L14">
      <style:text-properties officeooo:rsid="0048ea03" officeooo:paragraph-rsid="0048ea03"/>
    </style:style>
    <style:style style:name="P148" style:family="paragraph" style:parent-style-name="Standard" style:list-style-name="L13">
      <style:text-properties officeooo:rsid="004b35e4" officeooo:paragraph-rsid="004b35e4"/>
    </style:style>
    <style:style style:name="P149" style:family="paragraph" style:parent-style-name="Standard" style:list-style-name="L15">
      <style:text-properties officeooo:rsid="0049be21" officeooo:paragraph-rsid="0049be21"/>
    </style:style>
    <style:style style:name="P150" style:family="paragraph" style:parent-style-name="Standard" style:list-style-name="L17">
      <style:text-properties officeooo:rsid="004d312b" officeooo:paragraph-rsid="004d312b"/>
    </style:style>
    <style:style style:name="P151" style:family="paragraph" style:parent-style-name="Standard" style:list-style-name="L19">
      <style:text-properties officeooo:rsid="00476417" officeooo:paragraph-rsid="00476417"/>
    </style:style>
    <style:style style:name="P152" style:family="paragraph" style:parent-style-name="Standard" style:list-style-name="L20">
      <style:text-properties officeooo:rsid="00486a04" officeooo:paragraph-rsid="00486a04"/>
    </style:style>
    <style:style style:name="P153" style:family="paragraph" style:parent-style-name="Standard" style:list-style-name="L21">
      <style:text-properties officeooo:rsid="0059edb3" officeooo:paragraph-rsid="0059edb3"/>
    </style:style>
    <style:style style:name="P154" style:family="paragraph" style:parent-style-name="Standard" style:list-style-name="L22">
      <style:text-properties officeooo:rsid="006a8fdb" officeooo:paragraph-rsid="006a8fdb"/>
    </style:style>
    <style:style style:name="P155" style:family="paragraph" style:parent-style-name="Standard">
      <style:text-properties officeooo:rsid="0070df5b" officeooo:paragraph-rsid="0070df5b"/>
    </style:style>
    <style:style style:name="P156" style:family="paragraph" style:parent-style-name="Standard">
      <style:text-properties officeooo:rsid="007b7f1e" officeooo:paragraph-rsid="007b7f1e"/>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2eca23"/>
    </style:style>
    <style:style style:name="T8" style:family="text">
      <style:text-properties officeooo:rsid="0034bafa"/>
    </style:style>
    <style:style style:name="T9" style:family="text">
      <style:text-properties officeooo:rsid="003aba3e"/>
    </style:style>
    <style:style style:name="T10" style:family="text">
      <style:text-properties fo:font-size="15pt" fo:font-weight="bold" officeooo:rsid="002a6f79" style:font-size-asian="15pt" style:font-weight-asian="bold" style:font-size-complex="15pt" style:font-weight-complex="bold"/>
    </style:style>
    <style:style style:name="T11" style:family="text">
      <style:text-properties fo:font-size="15pt" fo:font-weight="bold" officeooo:rsid="004bcc1d" style:font-size-asian="15pt" style:font-weight-asian="bold" style:font-size-complex="15pt" style:font-weight-complex="bold"/>
    </style:style>
    <style:style style:name="T12" style:family="text">
      <style:text-properties fo:font-size="15pt" fo:font-weight="bold" officeooo:rsid="004edce5" style:font-size-asian="15pt" style:font-weight-asian="bold" style:font-size-complex="15pt" style:font-weight-complex="bold"/>
    </style:style>
    <style:style style:name="T13" style:family="text">
      <style:text-properties officeooo:rsid="003c2cb4"/>
    </style:style>
    <style:style style:name="T14" style:family="text">
      <style:text-properties officeooo:rsid="003ceb81"/>
    </style:style>
    <style:style style:name="T15" style:family="text">
      <style:text-properties officeooo:rsid="003d1529"/>
    </style:style>
    <style:style style:name="T16" style:family="text">
      <style:text-properties officeooo:rsid="00409028"/>
    </style:style>
    <style:style style:name="T17" style:family="text">
      <style:text-properties officeooo:rsid="0042589a"/>
    </style:style>
    <style:style style:name="T18" style:family="text">
      <style:text-properties officeooo:rsid="00437590"/>
    </style:style>
    <style:style style:name="T19" style:family="text">
      <style:text-properties officeooo:rsid="00466548"/>
    </style:style>
    <style:style style:name="T20" style:family="text">
      <style:text-properties officeooo:rsid="0048ea03"/>
    </style:style>
    <style:style style:name="T21" style:family="text">
      <style:text-properties officeooo:rsid="0049be21"/>
    </style:style>
    <style:style style:name="T22" style:family="text">
      <style:text-properties officeooo:rsid="004bcc1d"/>
    </style:style>
    <style:style style:name="T23" style:family="text">
      <style:text-properties officeooo:rsid="004cb5f6"/>
    </style:style>
    <style:style style:name="T24" style:family="text">
      <style:text-properties officeooo:rsid="004d312b"/>
    </style:style>
    <style:style style:name="T25" style:family="text">
      <style:text-properties officeooo:rsid="0052a4a3"/>
    </style:style>
    <style:style style:name="T26" style:family="text">
      <style:text-properties officeooo:rsid="005b7fd3"/>
    </style:style>
    <style:style style:name="T27" style:family="text">
      <style:text-properties fo:color="#000000" style:font-name="Menlo" fo:font-size="9pt"/>
    </style:style>
    <style:style style:name="T28" style:family="text">
      <style:text-properties fo:color="#000000" style:font-name="Menlo" fo:font-size="9pt" officeooo:rsid="005b7fd3"/>
    </style:style>
    <style:style style:name="T29" style:family="text">
      <style:text-properties fo:color="#000000" style:font-name="Menlo" fo:font-size="9pt" officeooo:rsid="006a6a67"/>
    </style:style>
    <style:style style:name="T30" style:family="text">
      <style:text-properties fo:color="#000000" style:font-name="Menlo" fo:font-size="9pt" officeooo:rsid="006c1435"/>
    </style:style>
    <style:style style:name="T31" style:family="text">
      <style:text-properties fo:color="#000000" style:font-name="Menlo" fo:font-size="9pt" officeooo:rsid="0070df5b"/>
    </style:style>
    <style:style style:name="T32" style:family="text">
      <style:text-properties fo:color="#000000" style:font-name="Liberation Serif" fo:font-size="12pt" officeooo:rsid="00697a2b" style:font-size-asian="12pt" style:font-size-complex="12pt"/>
    </style:style>
    <style:style style:name="T33" style:family="text">
      <style:text-properties officeooo:rsid="005cbf6f"/>
    </style:style>
    <style:style style:name="T34" style:family="text">
      <style:text-properties officeooo:rsid="005f8189"/>
    </style:style>
    <style:style style:name="T35" style:family="text">
      <style:text-properties officeooo:rsid="004a7ed7"/>
    </style:style>
    <style:style style:name="T36" style:family="text">
      <style:text-properties fo:font-weight="bold" style:font-weight-asian="bold" style:font-weight-complex="bold"/>
    </style:style>
    <style:style style:name="T37" style:family="text">
      <style:text-properties officeooo:rsid="006091cb"/>
    </style:style>
    <style:style style:name="T38" style:family="text">
      <style:text-properties officeooo:rsid="0060dda3"/>
    </style:style>
    <style:style style:name="T39" style:family="text">
      <style:text-properties officeooo:rsid="00628935"/>
    </style:style>
    <style:style style:name="T40" style:family="text">
      <style:text-properties fo:font-weight="normal" style:font-weight-asian="normal" style:font-weight-complex="normal"/>
    </style:style>
    <style:style style:name="T41" style:family="text">
      <style:text-properties officeooo:rsid="0063dfe5"/>
    </style:style>
    <style:style style:name="T42" style:family="text">
      <style:text-properties officeooo:rsid="0064d546"/>
    </style:style>
    <style:style style:name="T43" style:family="text">
      <style:text-properties officeooo:rsid="0065cf48"/>
    </style:style>
    <style:style style:name="T44" style:family="text">
      <style:text-properties officeooo:rsid="006769cc"/>
    </style:style>
    <style:style style:name="T45" style:family="text">
      <style:text-properties officeooo:rsid="0068dae9"/>
    </style:style>
    <style:style style:name="T46" style:family="text">
      <style:text-properties officeooo:rsid="00697a2b"/>
    </style:style>
    <style:style style:name="T47" style:family="text">
      <style:text-properties officeooo:rsid="0069ff23"/>
    </style:style>
    <style:style style:name="T48" style:family="text">
      <style:text-properties officeooo:rsid="006c10b3"/>
    </style:style>
    <style:style style:name="T49" style:family="text">
      <style:text-properties officeooo:rsid="006c1435"/>
    </style:style>
    <style:style style:name="T50" style:family="text">
      <style:text-properties officeooo:rsid="006f1b18"/>
    </style:style>
    <style:style style:name="T51" style:family="text">
      <style:text-properties officeooo:rsid="0070df5b"/>
    </style:style>
    <style:style style:name="T52" style:family="text">
      <style:text-properties officeooo:rsid="00746b7b"/>
    </style:style>
    <style:style style:name="T53" style:family="text">
      <style:text-properties officeooo:rsid="007650f0"/>
    </style:style>
    <style:style style:name="T54" style:family="text">
      <style:text-properties officeooo:rsid="0078320a"/>
    </style:style>
    <style:style style:name="T55" style:family="text">
      <style:text-properties officeooo:rsid="007aeea3"/>
    </style:style>
    <style:style style:name="T56" style:family="text">
      <style:text-properties officeooo:rsid="007b7f1e"/>
    </style:style>
    <style:style style:name="T57" style:family="text">
      <style:text-properties officeooo:rsid="007daf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1">Level: <text:span text:style-name="T4">2</text:span></text:p>
      <text:p text:style-name="P10">Version: 0.1 (under initial construction)</text:p>
      <text:p text:style-name="P10"/>
      <text:p text:style-name="P19">OVERVIEW</text:p>
      <text:p text:style-name="P12">The Control Frame is the main UI “window” for interaction with Vizop. The user can always see either the Welcome Screen (WS), or the Control Frame (never both).</text:p>
      <text:p text:style-name="P12"/>
      <text:p text:style-name="P12">The main functions of the Control Frame are:</text:p>
      <text:list xml:id="list4026263864" text:style-name="L1">
        <text:list-item>
          <text:p text:style-name="P138">Provide standard GUI functions such as menus, frame resize, maximise and minimize buttons, scrollbars, tooltips etc.</text:p>
        </text:list-item>
        <text:list-item>
          <text:p text:style-name="P138">Provide user information and prompts through a small panel (VizopTalks panel) that shows messages</text:p>
        </text:list-item>
        <text:list-item>
          <text:p text:style-name="P138">Provide an edit panel for editing the current Viewport</text:p>
        </text:list-item>
        <text:list-item>
          <text:p text:style-name="P138">Provide a control panel for setting parameters of specific objects within the project</text:p>
        </text:list-item>
      </text:list>
      <text:p text:style-name="P12"/>
      <text:p text:style-name="P12">The user can also open additional Viewports in separate frames. These can be on the same monitor or a separate monitor. The Control Frame allows the user to control what is shown on each Viewport.</text:p>
      <text:p text:style-name="P10"/>
      <text:p text:style-name="P20">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68">Standard frame header and menu bar. Currently, no toolbar is planned.</text:p>
          </table:table-cell>
          <table:covered-table-cell/>
        </table:table-row>
        <table:table-row>
          <table:table-cell table:style-name="Table1.A2" table:number-columns-spanned="2" office:value-type="string">
            <text:p text:style-name="P68">Edit panel, with scrollbars (when required) and zoom tool (when required)</text:p>
            <text:p text:style-name="P68"/>
            <text:p text:style-name="P68"/>
            <text:p text:style-name="P68"/>
            <text:p text:style-name="P68"/>
            <text:p text:style-name="P68"/>
            <text:p text:style-name="P68"/>
          </table:table-cell>
          <table:covered-table-cell/>
        </table:table-row>
        <table:table-row>
          <table:table-cell table:style-name="Table1.A3" office:value-type="string">
            <text:p text:style-name="P68">Control panel</text:p>
          </table:table-cell>
          <table:table-cell table:style-name="Table1.A2" table:number-rows-spanned="2" office:value-type="string">
            <text:p text:style-name="P68">VizopTalks panel</text:p>
          </table:table-cell>
        </table:table-row>
        <table:table-row>
          <table:table-cell table:style-name="Table1.A3" office:value-type="string">
            <text:p text:style-name="P68"><text:span text:style-name="T14">View panel: </text:span>Space for controlling which open project is visible, and for controlling multiple frames (other frames can also show Viewports)</text:p>
          </table:table-cell>
          <table:covered-table-cell/>
        </table:table-row>
      </table:table>
      <text:p text:style-name="Standard"/>
      <text:p text:style-name="P14">Currently, no status bar (typically shown at the bottom of the frame) is planned, <text:span text:style-name="T9">as it is not an effective way to communicate with the user.</text:span></text:p>
      <text:p text:style-name="Standard"/>
      <text:p text:style-name="P13"/>
      <text:p text:style-name="P21">EDIT PANEL</text:p>
      <text:p text:style-name="P14">The edit panel shows whichever Viewport is currently selected by the user, using functions in the <text:span text:style-name="T17">View</text:span> panel. <text:span text:style-name="T17">The edit panel will always show a Viewport – it will never be empty.</text:span></text:p>
      <text:p text:style-name="P14"/>
      <text:p text:style-name="P14">Where appropriate, the Edit Panel should implement the following functions for Viewports. <text:span text:style-name="T8">Edit Panel UI behaviour should be standardised as much as possible, for consistent behaviour between types of Viewport and PHA model. Consider that additional Viewport and PHA model types are likely to be </text:span><text:soft-page-break/><text:span text:style-name="T8">added in future.</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71">Function</text:p>
          </table:table-cell>
          <table:table-cell table:style-name="Table2.A1" office:value-type="string">
            <text:p text:style-name="P70">Meaning</text:p>
          </table:table-cell>
          <table:table-cell table:style-name="Table2.A1" office:value-type="string">
            <text:p text:style-name="P71">Notes</text:p>
          </table:table-cell>
        </table:table-row>
        <table:table-row>
          <table:table-cell table:style-name="Table2.A10" office:value-type="string">
            <text:p text:style-name="P68">Zoom</text:p>
          </table:table-cell>
          <table:table-cell table:style-name="Table2.B10" office:value-type="string">
            <text:p text:style-name="P68">Magnification of the information displayed</text:p>
          </table:table-cell>
          <table:table-cell table:style-name="Table2.C10" office:value-type="string">
            <text:p text:style-name="P68">When appropriate, the Control Panel shows a zoom tool, which looks like a knob with a pointer showing the currently applied zoom factor. The zoom tool should be shown in a standardised location: bottom centre of the Edit Panel.</text:p>
            <text:p text:style-name="P68">The zoom tool offers the following functions:</text:p>
            <text:list xml:id="list3834047574" text:style-name="L2">
              <text:list-item>
                <text:p text:style-name="P128">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28">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78">Pan</text:p>
          </table:table-cell>
          <table:table-cell table:style-name="Table2.B10" office:value-type="string">
            <text:p text:style-name="P78">Offset of the display image in the edit panel</text:p>
          </table:table-cell>
          <table:table-cell table:style-name="Table2.C10" office:value-type="string">
            <text:p text:style-name="P78">Left click and drag on an empty space in the edit panel to pan. <text:span text:style-name="T5">The display should respond to the drag in real time (i.e. not wait for the mousebutton up).</text:span></text:p>
            <text:p text:style-name="P78"/>
            <text:p text:style-name="P79">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80">Select object(s)</text:p>
          </table:table-cell>
          <table:table-cell table:style-name="Table2.B10" office:value-type="string">
            <text:p text:style-name="P80">Select one or more object(s) in the Viewport</text:p>
          </table:table-cell>
          <table:table-cell table:style-name="Table2.C10" office:value-type="string">
            <text:p text:style-name="P80">Here “object” means an entity forming part of the Viewport, such as an event in a Fault Tree.</text:p>
            <text:p text:style-name="P80">Left click on an object (without dragging) to select it and deselect all other objects.</text:p>
            <text:p text:style-name="P80">Shift + left click on an object to select it and all other objects between it and the nearest (or most recently) selected object</text:p>
            <text:p text:style-name="P80">Ctrl (<text:span text:style-name="T7">PC</text:span>) / <text:span text:style-name="T7">Command (Mac) + left click on an object to select it without deselecting others. If the object was already selected, deselect it (i.e. toggle select). If the mouse is dragged with Ctrl/Command held down, the toggle is applied to all objects within the rectangle enclosed by the drag start and end points.</text:span></text:p>
          </table:table-cell>
        </table:table-row>
        <table:table-row>
          <table:table-cell table:style-name="Table2.A10" office:value-type="string">
            <text:p text:style-name="P81">Cut, copy, paste</text:p>
          </table:table-cell>
          <table:table-cell table:style-name="Table2.B10" office:value-type="string">
            <text:p text:style-name="P80"/>
          </table:table-cell>
          <table:table-cell table:style-name="Table2.C10" office:value-type="string">
            <text:p text:style-name="P80"/>
          </table:table-cell>
        </table:table-row>
        <table:table-row>
          <table:table-cell table:style-name="Table2.A10" office:value-type="string">
            <text:p text:style-name="P82">Focus</text:p>
          </table:table-cell>
          <table:table-cell table:style-name="Table2.B10" office:value-type="string">
            <text:p text:style-name="P82">Move focus from one object to another</text:p>
          </table:table-cell>
          <table:table-cell table:style-name="Table2.C10" office:value-type="string">
            <text:p text:style-name="P82">Press Tab / Shift + Tab to move the focus from one object to another. Generally, if an object is focused, it means that object (and only that object) is selected.</text:p>
          </table:table-cell>
        </table:table-row>
        <text:soft-page-break/>
        <table:table-row>
          <table:table-cell table:style-name="Table2.A10" office:value-type="string">
            <text:p text:style-name="P82">Delete</text:p>
          </table:table-cell>
          <table:table-cell table:style-name="Table2.B10" office:value-type="string">
            <text:p text:style-name="P82">Delete an object</text:p>
          </table:table-cell>
          <table:table-cell table:style-name="Table2.C10" office:value-type="string">
            <text:p text:style-name="P82">Press Delete (or Backspace key on PC) to delete focused object or selected object(s).</text:p>
          </table:table-cell>
        </table:table-row>
        <table:table-row>
          <table:table-cell table:style-name="Table2.A10" office:value-type="string">
            <text:p text:style-name="P82">Undo, redo</text:p>
          </table:table-cell>
          <table:table-cell table:style-name="Table2.B10" office:value-type="string">
            <text:p text:style-name="P82">Undo, redo last edit operation</text:p>
          </table:table-cell>
          <table:table-cell table:style-name="Table2.C10" office:value-type="string">
            <text:p text:style-name="P82">Press Ctrl + Z (PC) or Command + Z (Mac) to undo the last edit operation on the current Viewport. The undone operation should be made evident, where possible, by panning to the applicable object(s), selecting them, and highlighting the edit.</text:p>
            <text:p text:style-name="P82"/>
            <text:p text:style-name="P82">Redo function: similar. Keyboard shortcut TBC.</text:p>
          </table:table-cell>
        </table:table-row>
        <table:table-row>
          <table:table-cell table:style-name="Table2.A10" office:value-type="string">
            <text:p text:style-name="P83">Edit functions</text:p>
          </table:table-cell>
          <table:table-cell table:style-name="Table2.B10" office:value-type="string">
            <text:p text:style-name="P83">Provide edit functions specific to the object</text:p>
          </table:table-cell>
          <table:table-cell table:style-name="Table2.C10" office:value-type="string">
            <text:p text:style-name="P83">Right click (or Menu key on PC) to activate a context menu containing edit functions appropriate to the object(s) selected.</text:p>
          </table:table-cell>
        </table:table-row>
        <table:table-row>
          <table:table-cell table:style-name="Table2.A10" office:value-type="string">
            <text:p text:style-name="P83">Text edit</text:p>
          </table:table-cell>
          <table:table-cell table:style-name="Table2.B10" office:value-type="string">
            <text:p text:style-name="P83">Edit text in the object</text:p>
          </table:table-cell>
          <table:table-cell table:style-name="Table2.C10" office:value-type="string">
            <text:p text:style-name="P83">Allow standard text editing functions in TextCtrl widgets</text:p>
          </table:table-cell>
        </table:table-row>
      </table:table>
      <text:p text:style-name="P16"/>
      <text:p text:style-name="P17">NOTES ON ZOOM AND PAN</text:p>
      <text:p text:style-name="P16"/>
      <text:p text:style-name="P16"><text:span text:style-name="T8">Viewports</text:span> can be zoomed and panned. The position and size of PHA objects in each model are stored in ‘canvas coordinates’, which are independent of zoom and pan. Utility functions are available to convert these to and from screen coordinates.</text:p>
      <text:p text:style-name="P16"/>
      <text:p text:style-name="P9">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8"/>
      <text:p text:style-name="P9">To take account of differing physical size of display devices, each display device will have attributes as follows:</text:p>
      <text:list xml:id="list743670656" text:style-name="L3">
        <text:list-item>
          <text:p text:style-name="P139">DispScaleFactor (float): factor to multiply zoom by, so that the display model looks similarly proportioned on each display device. Based on constant StandardDispDeviceSize in module controlframe.</text:p>
        </text:list-item>
        <text:list-item>
          <text:p text:style-name="P139">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5">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5"/>
      <text:p text:style-name="P5">PanX, PanY <text:span text:style-name="T3">(int)</text:span>: offset of the drawing origin, in pixels. If (PanX, PanY) = (10, 20), canvas coord (0, 0) should be drawn at <text:span text:style-name="T8">panel</text:span> coordinates (10, 20). <text:span text:style-name="T2">Zoom</text:span> is applied before <text:span text:style-name="T2">Pan</text:span> when calculating canvas coords <text:span text:style-name="T2">(in other words, the Pan offset is not zoomed)</text:span>:</text:p>
      <text:p text:style-name="P6">ScreenX = <text:span text:style-name="T1">DispOffsetX + </text:span>PanX + (<text:span text:style-name="T1">DispScaleFactor * </text:span>Zoom/100 * CanvasX)</text:p>
      <text:p text:style-name="P7">where ScreenX is the X-coord to draw at, relative to the origin of the drawing panel, and CanvasX is the X-coord of the logical object being drawn, as it is internally calculated (with no zoom or pan).</text:p>
      <text:p text:style-name="P5"/>
      <text:p text:style-name="P5"/>
      <text:p text:style-name="P22">CONTROL PANEL</text:p>
      <text:p text:style-name="P8">The Control Panel provides widgets allowing editing of attributes. It offers “aspects” (pages of <text:soft-page-break/>attributes) selectable by tabs (or other means, TBC). The aspect currently displayed aims to “follow” the current user action as appropriate; for example, if the user selects an object in the current Viewport, the aspect flips to show editing attributes relating to the selected object.</text:p>
      <text:p text:style-name="P8"/>
      <text:p text:style-name="P8">Aspects offered by the Control Panel are listed below.</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72">Aspect name</text:p>
          </table:table-cell>
          <table:table-cell table:style-name="Table3.A1" office:value-type="string">
            <text:p text:style-name="P72">Content</text:p>
          </table:table-cell>
          <table:table-cell table:style-name="Table3.A1" office:value-type="string">
            <text:p text:style-name="P72">When available</text:p>
          </table:table-cell>
        </table:table-row>
        <table:table-row>
          <table:table-cell table:style-name="Table3.A9" office:value-type="string">
            <text:p text:style-name="P84">Viewports</text:p>
          </table:table-cell>
          <table:table-cell table:style-name="Table3.B9" office:value-type="string">
            <text:p text:style-name="P84">Open and close viewports, and move them around in available display frames</text:p>
          </table:table-cell>
          <table:table-cell table:style-name="Table3.C9" office:value-type="string">
            <text:p text:style-name="P84">When the current project has any PHA models that can display Viewports in the Edit Panel.</text:p>
            <text:p text:style-name="P84"/>
            <text:p text:style-name="P85">Available viewports relate to currently existing PHAModels, the project, document lists, and global settings such as keyboard shortcuts and colour schemes.</text:p>
          </table:table-cell>
        </table:table-row>
        <table:table-row>
          <table:table-cell table:style-name="Table3.A9" office:value-type="string">
            <text:p text:style-name="P84">PHAModels</text:p>
          </table:table-cell>
          <table:table-cell table:style-name="Table3.B9" office:value-type="string">
            <text:p text:style-name="P84">Open and close PHA models</text:p>
          </table:table-cell>
          <table:table-cell table:style-name="Table3.C9" office:value-type="string">
            <text:p text:style-name="P84">Always. <text:span text:style-name="T13">When a new project is opened with no PHAModels, this aspect is shown by default.</text:span></text:p>
          </table:table-cell>
        </table:table-row>
        <table:table-row>
          <table:table-cell table:style-name="Table3.A9" office:value-type="string">
            <text:p text:style-name="P84">Search</text:p>
          </table:table-cell>
          <table:table-cell table:style-name="Table3.B9" office:value-type="string">
            <text:p text:style-name="P84">Interact with user during a text search</text:p>
          </table:table-cell>
          <table:table-cell table:style-name="Table3.C9" office:value-type="string">
            <text:p text:style-name="P84">When the current project has any Viewports open in any display frame</text:p>
          </table:table-cell>
        </table:table-row>
        <table:table-row>
          <table:table-cell table:style-name="Table3.A9" office:value-type="string">
            <text:p text:style-name="P84">Project</text:p>
          </table:table-cell>
          <table:table-cell table:style-name="Table3.B9" office:value-type="string">
            <text:p text:style-name="P84">(anything?)</text:p>
          </table:table-cell>
          <table:table-cell table:style-name="Table3.C9" office:value-type="string">
            <text:p text:style-name="P84"/>
          </table:table-cell>
        </table:table-row>
        <table:table-row>
          <table:table-cell table:style-name="Table3.A9" office:value-type="string">
            <text:p text:style-name="P86">Numbering</text:p>
          </table:table-cell>
          <table:table-cell table:style-name="Table3.B9" office:value-type="string">
            <text:p text:style-name="P86">Set up object numbering</text:p>
          </table:table-cell>
          <table:table-cell table:style-name="Table3.C9" office:value-type="string">
            <text:p text:style-name="P86">When a numberable object is selected in the current Viewport</text:p>
          </table:table-cell>
        </table:table-row>
        <table:table-row>
          <table:table-cell table:style-name="Table3.A9" office:value-type="string">
            <text:p text:style-name="P86">Tags</text:p>
          </table:table-cell>
          <table:table-cell table:style-name="Table3.B9" office:value-type="string">
            <text:p text:style-name="P86">Set up smart tag numbers in the current text field</text:p>
          </table:table-cell>
          <table:table-cell table:style-name="Table3.C9" office:value-type="string">
            <text:p text:style-name="P86">When a text field is selected in the current object in the Viewport</text:p>
          </table:table-cell>
        </table:table-row>
        <table:table-row>
          <table:table-cell table:style-name="Table3.A9" office:value-type="string">
            <text:p text:style-name="P86">Constants</text:p>
          </table:table-cell>
          <table:table-cell table:style-name="Table3.B9" office:value-type="string">
            <text:p text:style-name="P86">Set up constants in the project</text:p>
          </table:table-cell>
          <table:table-cell table:style-name="Table3.C9" office:value-type="string">
            <text:p text:style-name="P86">Always</text:p>
          </table:table-cell>
        </table:table-row>
        <table:table-row>
          <table:table-cell table:style-name="Table3.A9" office:value-type="string">
            <text:p text:style-name="P134">Numerical value</text:p>
          </table:table-cell>
          <table:table-cell table:style-name="Table3.B9" office:value-type="string">
            <text:p text:style-name="P134">Adjust properties of a numerical value</text:p>
          </table:table-cell>
          <table:table-cell table:style-name="Table3.C9" office:value-type="string">
            <text:p text:style-name="P86"/>
          </table:table-cell>
        </table:table-row>
      </table:table>
      <text:p text:style-name="P29"/>
      <text:p text:style-name="P60">Implementation:</text:p>
      <text:list xml:id="list1632555858" text:style-name="L4">
        <text:list-item>
          <text:p text:style-name="P140"><text:span text:style-name="T47">Aspects are instances of class </text:span><text:span text:style-name="T27">Control</text:span><text:span text:style-name="T29">Panel</text:span><text:span text:style-name="T27">Aspect</text:span><text:span text:style-name="T29">Item</text:span></text:p>
        </text:list-item>
        <text:list-item>
          <text:p text:style-name="P141"><text:span text:style-name="T46">Switch to new aspect: </text:span><text:span text:style-name="T27">Goto</text:span><text:span text:style-name="T29">ControlPanel</text:span><text:span text:style-name="T27">Aspect</text:span><text:span text:style-name="T32"> </text:span></text:p>
        </text:list-item>
        <text:list-item>
          <text:p text:style-name="P142"/>
        </text:list-item>
      </text:list>
      <text:p text:style-name="P33">WIDGETS THAT ARE ALWAYS VISIBLE</text:p>
      <text:p text:style-name="P33">Some widgets will be visible in all aspects as follows:</text:p>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73"><text:span text:style-name="T15">Widget</text:span> name</text:p>
          </table:table-cell>
          <table:table-cell table:style-name="Table6.A1" office:value-type="string">
            <text:p text:style-name="P74">Action</text:p>
          </table:table-cell>
          <table:table-cell table:style-name="Table6.A1" office:value-type="string">
            <text:p text:style-name="P74">Notes</text:p>
          </table:table-cell>
        </table:table-row>
        <table:table-row>
          <table:table-cell table:style-name="Table6.A3" office:value-type="string">
            <text:p text:style-name="P89">Navigation buttons</text:p>
          </table:table-cell>
          <table:table-cell table:style-name="Table6.B3" office:value-type="string">
            <text:p text:style-name="P90">Move selection forward or back in history in Edit Panel</text:p>
          </table:table-cell>
          <table:table-cell table:style-name="Table6.C3" office:value-type="string">
            <text:p text:style-name="P90">The CF needs to keep a history list of which Viewport is shown in the Edit Panel, and which objects are selected in the Viewport, to enable navigation. <text:span text:style-name="T55">See Navigation History section in Control Frame implementation spec for details.</text:span></text:p>
          </table:table-cell>
        </table:table-row>
        <table:table-row>
          <table:table-cell table:style-name="Table6.A3" office:value-type="string">
            <text:p text:style-name="P90">Undo, redo buttons</text:p>
          </table:table-cell>
          <table:table-cell table:style-name="Table6.B3" office:value-type="string">
            <text:p text:style-name="P90">Execute undo/redo of edit actions</text:p>
          </table:table-cell>
          <table:table-cell table:style-name="Table6.C3" office:value-type="string">
            <text:p text:style-name="P90">Refer to Undo/Redo specification in another document</text:p>
          </table:table-cell>
        </table:table-row>
      </table:table>
      <text:p text:style-name="P32"/>
      <text:p text:style-name="P30"><text:soft-page-break/>GUI BEHAVIOURS</text:p>
      <text:p text:style-name="P30">The following functions should be set up in the Control Panel where feasible, and with as much standardisation as possible between aspects:</text:p>
      <text:list xml:id="list2838000980" text:style-name="L5">
        <text:list-item>
          <text:p text:style-name="P143">Keyboard shortcuts (based on Ctrl (PC) / Command (Mac) modifier)</text:p>
        </text:list-item>
        <text:list-item>
          <text:p text:style-name="P143">Tooltips</text:p>
        </text:list-item>
        <text:list-item>
          <text:p text:style-name="P143">Tab traversal, in a logical sequence</text:p>
        </text:list-item>
        <text:list-item>
          <text:p text:style-name="P143">Text field contents to be saved automatically when the TextCtrl loses focus</text:p>
        </text:list-item>
        <text:list-item>
          <text:p text:style-name="P143">Changes to data fields are reflected immediately in the project data set, i.e. Viewports are updated immediately, without needing to press an “Apply”/”OK” button</text:p>
        </text:list-item>
        <text:list-item>
          <text:p text:style-name="P144">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1"/>
      <text:p text:style-name="P156">ASPECT: “NUMERICAL VALUE”</text:p>
      <text:p text:style-name="P156">GUI layout:</text:p>
      <table:table table:name="Table11" table:style-name="Table11">
        <table:table-column table:style-name="Table11.A" table:number-columns-repeated="5"/>
        <table:table-row>
          <table:table-cell table:style-name="Table11.A1" table:number-columns-spanned="2" office:value-type="string">
            <text:p text:style-name="P134">[label] Value: [value name] in [hosting element]</text:p>
          </table:table-cell>
          <table:covered-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135">[button] comment</text:p>
          </table:table-cell>
        </table:table-row>
        <table:table-row>
          <table:table-cell table:style-name="Table11.A2" office:value-type="string">
            <text:p text:style-name="P135">[label] Current value</text:p>
          </table:table-cell>
          <table:table-cell table:style-name="Table11.A2" office:value-type="string">
            <text:p text:style-name="P135">[textbox] value</text:p>
          </table:table-cell>
          <table:table-cell table:style-name="Table11.A2" office:value-type="string">
            <text:p text:style-name="P135">[choice] unit</text:p>
          </table:table-cell>
          <table:table-cell table:style-name="Table11.A2" office:value-type="string">
            <text:p text:style-name="P135">[label] Basis</text:p>
          </table:table-cell>
          <table:table-cell table:style-name="Table11.E2" office:value-type="string">
            <text:p text:style-name="P135">[choice] ValueKind</text:p>
          </table:table-cell>
        </table:table-row>
        <table:table-row>
          <table:table-cell table:style-name="Table11.A2" table:number-columns-spanned="2" office:value-type="string">
            <text:p text:style-name="P135">[label] Linked to [n] other value(s)</text:p>
          </table:table-cell>
          <table:covered-table-cell/>
          <table:table-cell table:style-name="Table11.E2" table:number-columns-spanned="3" office:value-type="string">
            <text:p text:style-name="P135">[show this label only if the value is linked to any other values]</text:p>
          </table:table-cell>
          <table:covered-table-cell/>
          <table:covered-table-cell/>
        </table:table-row>
        <table:table-row>
          <table:table-cell table:style-name="Table11.E2" table:number-columns-spanned="5" office:value-type="string">
            <text:p text:style-name="P135">[Only one of the rows below is visible, depending on ValueKind]</text:p>
          </table:table-cell>
          <table:covered-table-cell/>
          <table:covered-table-cell/>
          <table:covered-table-cell/>
          <table:covered-table-cell/>
        </table:table-row>
        <table:table-row>
          <table:table-cell table:style-name="Table11.A2" office:value-type="string">
            <text:p text:style-name="P135">[if ValueKind is Linked]</text:p>
          </table:table-cell>
          <table:table-cell table:style-name="Table11.A2" office:value-type="string">
            <text:p text:style-name="P135">[button] Link from...</text:p>
          </table:table-cell>
          <table:table-cell table:style-name="Table11.A2" office:value-type="string">
            <text:p text:style-name="P135">[button] Show me</text:p>
          </table:table-cell>
          <table:table-cell table:style-name="Table11.A2" office:value-type="string">
            <text:p text:style-name="P135"/>
          </table:table-cell>
          <table:table-cell table:style-name="Table11.E2" office:value-type="string">
            <text:p text:style-name="P135"/>
          </table:table-cell>
        </table:table-row>
        <table:table-row>
          <table:table-cell table:style-name="Table11.A2" office:value-type="string">
            <text:p text:style-name="P136">[if ValueKind is <text:span text:style-name="T57">Copied</text:span>]</text:p>
          </table:table-cell>
          <table:table-cell table:style-name="Table11.A2" office:value-type="string">
            <text:p text:style-name="P135">[button] Copy from...</text:p>
          </table:table-cell>
          <table:table-cell table:style-name="Table11.A2" office:value-type="string">
            <text:p text:style-name="P136">[button] Show me</text:p>
          </table:table-cell>
          <table:table-cell table:style-name="Table11.A2" office:value-type="string">
            <text:p text:style-name="P135"/>
          </table:table-cell>
          <table:table-cell table:style-name="Table11.E2" office:value-type="string">
            <text:p text:style-name="P135"/>
          </table:table-cell>
        </table:table-row>
        <table:table-row>
          <table:table-cell table:style-name="Table11.A2" office:value-type="string">
            <text:p text:style-name="P136">[if ValueKind is <text:span text:style-name="T57">Constant</text:span>]</text:p>
          </table:table-cell>
          <table:table-cell table:style-name="Table11.A2" office:value-type="string">
            <text:p text:style-name="P137">[label] Constant:</text:p>
          </table:table-cell>
          <table:table-cell table:style-name="Table11.A2" office:value-type="string">
            <text:p text:style-name="P137">[choice] constants</text:p>
          </table:table-cell>
          <table:table-cell table:style-name="Table11.A2" office:value-type="string">
            <text:p text:style-name="P137">[button] Edit constants</text:p>
          </table:table-cell>
          <table:table-cell table:style-name="Table11.E2" office:value-type="string">
            <text:p text:style-name="P135"/>
          </table:table-cell>
        </table:table-row>
        <table:table-row>
          <table:table-cell table:style-name="Table11.A2" office:value-type="string">
            <text:p text:style-name="P137">[if ValueKind is Lookup]</text:p>
          </table:table-cell>
          <table:table-cell table:style-name="Table11.A2" office:value-type="string">
            <text:p text:style-name="P137">[label] Matrix:</text:p>
          </table:table-cell>
          <table:table-cell table:style-name="Table11.A2" office:value-type="string">
            <text:p text:style-name="P137">[choice] matrices</text:p>
          </table:table-cell>
          <table:table-cell table:style-name="Table11.A2" office:value-type="string">
            <text:p text:style-name="P137">[button] Edit matrices</text:p>
          </table:table-cell>
          <table:table-cell table:style-name="Table11.E2" office:value-type="string">
            <text:p text:style-name="P135"/>
          </table:table-cell>
        </table:table-row>
      </table:table>
      <text:p text:style-name="P156"/>
      <text:p text:style-name="P67"/>
      <text:p text:style-name="P67">IMPLEMENTATION <text:span text:style-name="T56">[TODO: move this to level 3 or 4 spec]</text:span></text:p>
      <text:p text:style-name="P67">Initial creation of Control panel aspects:</text:p>
      <text:p text:style-name="P112"><text:span text:style-name="T51">During __init__ of Control panel: call MakePHAModelsAspect, then </text:span>SetInitialEditPanelAspect</text:p>
      <text:p text:style-name="P110">MakePHAModelsAspect: <text:span text:style-name="T52">does actions specific to this aspect</text:span></text:p>
      <text:list xml:id="list1618554427" text:style-name="L6">
        <text:list-item>
          <text:p text:style-name="P120">creates the aspect and its widgets</text:p>
        </text:list-item>
        <text:list-item>
          <text:p text:style-name="P119"><text:span text:style-name="T31">calls </text:span><text:span text:style-name="T27">PHAModelsAspect.Initialize</text:span></text:p>
        </text:list-item>
      </text:list>
      <text:p text:style-name="P110">PHAModelsAspect.Initialize: does setup actions general for all aspects</text:p>
      <text:list xml:id="list1952429418" text:style-name="L7">
        <text:list-item>
          <text:p text:style-name="P121">creates the notebook tab for the aspect and puts it in the notebook</text:p>
        </text:list-item>
        <text:list-item>
          <text:p text:style-name="P121">makes an empty sizer for the aspect</text:p>
        </text:list-item>
      </text:list>
      <text:p text:style-name="P110">SetInitial<text:span text:style-name="T52">Control</text:span>PanelAspect: <text:span text:style-name="T52">requests display of the initial aspect</text:span></text:p>
      <text:list xml:id="list1109656437" text:style-name="L8">
        <text:list-item>
          <text:p text:style-name="P122">If the project has any PHA models: (to do)</text:p>
        </text:list-item>
        <text:list-item>
          <text:p text:style-name="P123"><text:span text:style-name="T51">Else: calls </text:span>GotoControlPanelAspect <text:span text:style-name="T51">to request the PHAModels aspect</text:span></text:p>
        </text:list-item>
      </text:list>
      <text:p text:style-name="P112"/>
      <text:p text:style-name="P118">To change to a different aspect, call GotoControlPanelAspect</text:p>
      <text:p text:style-name="P113"><text:soft-page-break/>GotoControlPanelAspect:</text:p>
      <text:list xml:id="list1457177193" text:style-name="L9">
        <text:list-item>
          <text:p text:style-name="P124">Calls Deactivate() method of previous aspect, if any</text:p>
        </text:list-item>
        <text:list-item>
          <text:p text:style-name="P125">Calls Prefill() method of new aspect, which puts required values into widgets</text:p>
        </text:list-item>
        <text:list-item>
          <text:p text:style-name="P127">Calls Activate() method of new aspect</text:p>
        </text:list-item>
        <text:list-item>
          <text:p text:style-name="P127">Adds new aspect to notebook (if not already in notebook)</text:p>
        </text:list-item>
        <text:list-item>
          <text:p text:style-name="P127">Switches notebook to show new aspect</text:p>
        </text:list-item>
      </text:list>
      <text:p text:style-name="P114"/>
      <text:p text:style-name="P114">Activate:</text:p>
      <text:p text:style-name="P116"><text:span text:style-name="T53">Calls </text:span>ActivateWidgetsInPanel <text:span text:style-name="T53">for widget list of the requested aspect</text:span></text:p>
      <text:p text:style-name="P116"/>
      <text:p text:style-name="P116">ActivateWidgetsInPanel:</text:p>
      <text:list xml:id="list1206686186" text:style-name="L10">
        <text:list-item>
          <text:p text:style-name="P126">Binds event handlers for widgets</text:p>
        </text:list-item>
        <text:list-item>
          <text:p text:style-name="P126">Registers keyboard shortcuts for widgets</text:p>
        </text:list-item>
      </text:list>
      <text:p text:style-name="P110"/>
      <text:p text:style-name="P115"><text:span text:style-name="T54">Dea</text:span>ctivate:</text:p>
      <text:p text:style-name="P117"><text:span text:style-name="T53">Calls Dea</text:span>ctivateWidgetsInPanel <text:span text:style-name="T53">for widget list of the requested aspect</text:span></text:p>
      <text:p text:style-name="P117"/>
      <text:p text:style-name="P117"><text:span text:style-name="T54">Dea</text:span>ctivateWidgetsInPanel:</text:p>
      <text:list xml:id="list102439320403024" text:continue-numbering="true" text:style-name="L10">
        <text:list-item>
          <text:p text:style-name="P126">Unbinds event handlers for widgets</text:p>
        </text:list-item>
        <text:list-item>
          <text:p text:style-name="P126">Deregisters keyboard shortcuts for widgets</text:p>
        </text:list-item>
      </text:list>
      <text:p text:style-name="P111"/>
      <text:p text:style-name="P31"/>
      <text:p text:style-name="P23"><text:span text:style-name="T14">VIEW </text:span>PANEL</text:p>
      <text:p text:style-name="P69"><text:span text:style-name="T14">This is a s</text:span>pace for controlling which open project is visible, and for controlling multiple frames (other frames can also show Viewports).</text:p>
      <text:p text:style-name="P69"/>
      <text:p text:style-name="P87">PANEL LAYOUT</text:p>
      <text:p text:style-name="P88">The layout of this panel depends on whether multiple projects are open. If only one project is open, the whole panel is available for Viewport selection buttons.</text:p>
      <text:p text:style-name="P89">If &gt;1 project is open, the panel is divided into 2 areas, side by side:</text:p>
      <text:list xml:id="list3442491990" text:style-name="L11">
        <text:list-item>
          <text:p text:style-name="P129">Left side: a switch to select whether the View panel shows projects, or Viewports within the current project. The default position of this switch is:</text:p>
          <text:list>
            <text:list-item>
              <text:p text:style-name="P129">Same as the last position selected by the user</text:p>
            </text:list-item>
            <text:list-item>
              <text:p text:style-name="P129">Switched to “projects” if the user has just opened &gt;1 project in one go (from command line or open project request from WS or CF menus)</text:p>
            </text:list-item>
          </text:list>
        </text:list-item>
        <text:list-item>
          <text:p text:style-name="P129">Right side: Project selection buttons, or Viewport selection buttons, depending on the seeting of the switch in the left side</text:p>
        </text:list-item>
      </text:list>
      <text:p text:style-name="P88"/>
      <text:p text:style-name="P89">VIEWPORT SELECTION BUTTONS</text:p>
      <text:p text:style-name="P88">One button is provided for every existing Viewport in the project. The buttons are arranged in a row. <text:span text:style-name="T15">If there are too many buttons for the panel, a scrollbar is provided.</text:span></text:p>
      <text:p text:style-name="P88"/>
      <text:p text:style-name="P89">Each Viewport selection button is a vertical stack of 2 buttons:</text:p>
      <table:table table:name="Table4" table:style-name="Table4">
        <table:table-column table:style-name="Table4.A"/>
        <table:table-row>
          <table:table-cell table:style-name="Table4.A1" office:value-type="string">
            <text:p text:style-name="P89">Viewport name</text:p>
          </table:table-cell>
        </table:table-row>
        <table:table-row>
          <table:table-cell table:style-name="Table4.A2" office:value-type="string">
            <text:p text:style-name="P89">Name of frame where Viewport is visible</text:p>
          </table:table-cell>
        </table:table-row>
      </table:table>
      <text:p text:style-name="P89"/>
      <text:p text:style-name="P89">The Viewport name is a human-readable name such as “Node list” or “Alarm rationalization: LAH-123”. This name needs to be supplied by the Viewport object.</text:p>
      <text:p text:style-name="P89">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89"><text:soft-page-break/></text:p>
      <text:p text:style-name="P89">The functions of the Viewport selection buttons are:</text:p>
      <text:p text:style-name="P88"/>
      <table:table table:name="Table5" table:style-name="Table5">
        <table:table-column table:style-name="Table5.A"/>
        <table:table-column table:style-name="Table5.B"/>
        <table:table-column table:style-name="Table5.C"/>
        <table:table-row>
          <table:table-cell table:style-name="Table5.A1" office:value-type="string">
            <text:p text:style-name="P74">Action</text:p>
          </table:table-cell>
          <table:table-cell table:style-name="Table5.A1" office:value-type="string">
            <text:p text:style-name="P74">Name of function</text:p>
          </table:table-cell>
          <table:table-cell table:style-name="Table5.A1" office:value-type="string">
            <text:p text:style-name="P74">Details</text:p>
          </table:table-cell>
        </table:table-row>
        <table:table-row>
          <table:table-cell table:style-name="Table5.A7" office:value-type="string">
            <text:p text:style-name="P89">Short left click on Viewport name</text:p>
          </table:table-cell>
          <table:table-cell table:style-name="Table5.B7" office:value-type="string">
            <text:p text:style-name="P89">Open on CF</text:p>
          </table:table-cell>
          <table:table-cell table:style-name="Table5.C7" office:value-type="string">
            <text:p text:style-name="P89">The Viewport is displayed in the CF's Edit Panel. The Viewport previously displayed in the Edit Panel is no longer visible.</text:p>
          </table:table-cell>
        </table:table-row>
        <table:table-row>
          <table:table-cell table:style-name="Table5.A7" office:value-type="string">
            <text:p text:style-name="P91">Long left click on Viewport name, <text:span text:style-name="T16">without dragging beyond the limits of the button</text:span></text:p>
          </table:table-cell>
          <table:table-cell table:style-name="Table5.B7" office:value-type="string">
            <text:p text:style-name="P91">Preview on CF</text:p>
          </table:table-cell>
          <table:table-cell table:style-name="Table5.C7" office:value-type="string">
            <text:p text:style-name="P91">The <text:span text:style-name="T15">Viewport is </text:span>temporarily <text:span text:style-name="T15">displayed in the CF's Edit Panel, </text:span>as long as the left mouse button is held down<text:span text:style-name="T15">. The Viewport previously displayed in the Edit Panel is </text:span>temporarily not visible. </text:p>
            <text:p text:style-name="P91">During this time, editing of the Viewport is blocked. However, zoom and pan might be possible if the user is using a multitouch display.</text:p>
            <text:p text:style-name="P91">When the left mouse button is released, the Edit Panel reverts to the previous Viewport.</text:p>
          </table:table-cell>
        </table:table-row>
        <table:table-row>
          <table:table-cell table:style-name="Table5.A7" office:value-type="string">
            <text:p text:style-name="P93">Left click and drag on Viewport name</text:p>
          </table:table-cell>
          <table:table-cell table:style-name="Table5.B7" office:value-type="string">
            <text:p text:style-name="P93">Move Viewport to device</text:p>
          </table:table-cell>
          <table:table-cell table:style-name="Table5.C7" office:value-type="string">
            <text:p text:style-name="P94">Dragging is considered to start when the mouse pointer moves outside the limits of the starting button.</text:p>
            <text:p text:style-name="P93">During the drag, a box (same size as the Viewport button) is displayed under the mouse pointer, as a visual confirmation that dragging is occurring.</text:p>
            <text:p text:style-name="P93"/>
            <text:p text:style-name="P93">Dragging is confined to within the View panel area. If the user drags to the left or right edges of the View panel, the panel will scroll to the left or right to show any Viewports that are scrolled off the screen.</text:p>
            <text:p text:style-name="P93"/>
            <text:p text:style-name="P93">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93"/>
          </table:table-cell>
        </table:table-row>
        <table:table-row>
          <table:table-cell table:style-name="Table5.A7" office:value-type="string">
            <text:p text:style-name="P95">Right click on Viewport name</text:p>
          </table:table-cell>
          <table:table-cell table:style-name="Table5.B7" office:value-type="string">
            <text:p text:style-name="P95">Viewport context menu</text:p>
          </table:table-cell>
          <table:table-cell table:style-name="Table5.C7" office:value-type="string">
            <text:p text:style-name="P95">Opens a context menu with options: Delete Viewport (other options to add?)</text:p>
          </table:table-cell>
        </table:table-row>
        <table:table-row>
          <table:table-cell table:style-name="Table5.A7" office:value-type="string">
            <text:p text:style-name="P94">Short left click on Frame name</text:p>
          </table:table-cell>
          <table:table-cell table:style-name="Table5.B7" office:value-type="string">
            <text:p text:style-name="P94">Select frame</text:p>
          </table:table-cell>
          <table:table-cell table:style-name="Table5.C7" office:value-type="string">
            <text:p text:style-name="P94">Opens a context menu showing all available frames, plus a “New frame” option for the master display device (the device hosting the CF), plus “New frame on X” options for any other attached display devices (e.g. X = “projector”). <text:span text:style-name="T19">The user can then left click on one of the options, or press Esc (or click outside the context menu) to close it.</text:span></text:p>
            <text:p text:style-name="P95"><text:soft-page-break/>When an option in the context menu is clicked, the Viewport associated with the Frame named on the button is also shown on the selected device. If the selected device is a new frame, a new Viewport + Frame button is created for it, immediately to the right of the Frame button that was clicked.</text:p>
          </table:table-cell>
        </table:table-row>
        <table:table-row>
          <table:table-cell table:style-name="Table5.A7" office:value-type="string">
            <text:p text:style-name="P92">Long left click on <text:span text:style-name="T18">Frame name</text:span></text:p>
          </table:table-cell>
          <table:table-cell table:style-name="Table5.B7" office:value-type="string">
            <text:p text:style-name="P91">Preview <text:span text:style-name="T18">associated Viewport </text:span>on CF</text:p>
          </table:table-cell>
          <table:table-cell table:style-name="Table5.C7" office:value-type="string">
            <text:p text:style-name="P94">Same as “Preview Viewport on CF”, above.</text:p>
            <text:p text:style-name="P94">Works even if the Frame name button is blank (i.e. the Viewport is not currently shown in any frame).</text:p>
          </table:table-cell>
        </table:table-row>
        <table:table-row>
          <table:table-cell table:style-name="Table5.A8" office:value-type="string">
            <text:p text:style-name="P95">Right click on Frame name</text:p>
          </table:table-cell>
          <table:table-cell table:style-name="Table5.B8" office:value-type="string">
            <text:p text:style-name="P95">Frame context menu</text:p>
          </table:table-cell>
          <table:table-cell table:style-name="Table5.C8" office:value-type="string">
            <text:p text:style-name="P95">Opens a context menu with options: Delete frame (not offered if the Frame is the CF). In future, options might include showing the frame on collaborators' CF.</text:p>
          </table:table-cell>
        </table:table-row>
      </table:table>
      <text:p text:style-name="P32"/>
      <text:p text:style-name="P24"><text:span text:style-name="T20">VIZOPTALKS</text:span> PANEL</text:p>
      <text:p text:style-name="P15">The VizopTalks panel is a message panel to allow Vizop to communicate with the user. It is intended to <text:span text:style-name="T45">provide helpful, non-intrusive, context-sensitive, timely user guidance, and to </text:span>minimise the need for pop-up dialogues. Its main intended functions are:</text:p>
      <text:list xml:id="list2472956783" text:style-name="L12">
        <text:list-item>
          <text:p text:style-name="P145">Provide confirmation</text:p>
        </text:list-item>
        <text:list-item>
          <text:p text:style-name="P145">Provide warnings</text:p>
        </text:list-item>
        <text:list-item>
          <text:p text:style-name="P145">Show prompts</text:p>
        </text:list-item>
        <text:list-item>
          <text:p text:style-name="P145">Show tips</text:p>
        </text:list-item>
        <text:list-item>
          <text:p text:style-name="P145">Ask the user questions</text:p>
        </text:list-item>
      </text:list>
      <text:p text:style-name="P41"/>
      <text:p text:style-name="P41">The VizopTalks panel can show:</text:p>
      <text:list xml:id="list797294753" text:style-name="L13">
        <text:list-item>
          <text:p text:style-name="P148">A heading (larger/bolder font)</text:p>
        </text:list-item>
        <text:list-item>
          <text:p text:style-name="P146">Short text messages</text:p>
        </text:list-item>
        <text:list-item>
          <text:p text:style-name="P146">A small number of response buttons</text:p>
        </text:list-item>
        <text:list-item>
          <text:p text:style-name="P146">A coloured background</text:p>
        </text:list-item>
      </text:list>
      <text:p text:style-name="P41"/>
      <text:p text:style-name="P41">The background colour is changed automatically among the following:</text:p>
      <text:list xml:id="list34966707" text:style-name="L14">
        <text:list-item>
          <text:p text:style-name="P147">A neutral colour for messages requiring no user response</text:p>
        </text:list-item>
        <text:list-item>
          <text:p text:style-name="P147">A stronger colour for prompts</text:p>
        </text:list-item>
        <text:list-item>
          <text:p text:style-name="P147">A yet stronger colour for warnings</text:p>
        </text:list-item>
      </text:list>
      <text:p text:style-name="P34"/>
      <text:p text:style-name="P41">Apart from tips, messages <text:span text:style-name="T33">can be defined to </text:span>remain visible for a minimum period of time (say <text:span text:style-name="T44">10</text:span> seconds) to allow the user time to read them. Tips <text:span text:style-name="T21">can remain visible for a time defined by flowschemes shown below.</text:span></text:p>
      <text:list xml:id="list1853041630" text:style-name="L15">
        <text:list-item>
          <text:p text:style-name="P149">If the tip is context specific, it remains visible as long as that context is applicable. After that, it will be removed.</text:p>
        </text:list-item>
        <text:list-item>
          <text:p text:style-name="P149">If the tip is not context specific, it remains visible for a fixed period (say 10 seconds). After that, it is removed, to make way for the next message in the queue (or blank panel, if there's no queued messages).</text:p>
        </text:list-item>
        <text:list-item>
          <text:p text:style-name="P149">If a higher priority type of message is queued while the tip is displayed, the tip will be immediately replaced by the new message.</text:p>
        </text:list-item>
      </text:list>
      <text:p text:style-name="P42"/>
      <text:p text:style-name="P42"><text:soft-page-break/>Messages can be submitted to VizopTalks by any object, including the project itself, a PHA model, a Viewport, and an action (e.g. search) in the CF.</text:p>
      <text:p text:style-name="P42"/>
      <text:p text:style-name="P44">Message priorities are defined as follows.</text:p>
      <text:p text:style-name="P59"><text:span text:style-name="T45">Implementation: class instances of class </text:span><text:span text:style-name="T27">VizopTalksPriority</text:span></text:p>
      <text:p text:style-name="P44"/>
      <table:table table:name="Table7" table:style-name="Table7">
        <table:table-column table:style-name="Table7.A"/>
        <table:table-column table:style-name="Table7.B"/>
        <table:table-column table:style-name="Table7.C"/>
        <table:table-row>
          <table:table-cell table:style-name="Table7.A1" office:value-type="string">
            <text:p text:style-name="P75">Name</text:p>
          </table:table-cell>
          <table:table-cell table:style-name="Table7.A1" office:value-type="string">
            <text:p text:style-name="P75">Background colour</text:p>
          </table:table-cell>
          <table:table-cell table:style-name="Table7.A1" office:value-type="string">
            <text:p text:style-name="P75">Description</text:p>
          </table:table-cell>
        </table:table-row>
        <table:table-row>
          <table:table-cell table:style-name="Table7.A2" office:value-type="string">
            <text:p text:style-name="P96">Lowest</text:p>
          </table:table-cell>
          <table:table-cell table:style-name="Table7.B2" office:value-type="string">
            <text:p text:style-name="P96">Neutral</text:p>
          </table:table-cell>
          <table:table-cell table:style-name="Table7.C2" office:value-type="string">
            <text:p text:style-name="P96">For blank messages</text:p>
          </table:table-cell>
        </table:table-row>
        <table:table-row>
          <table:table-cell table:style-name="Table7.A3" office:value-type="string">
            <text:p text:style-name="P96">Status</text:p>
          </table:table-cell>
          <table:table-cell table:style-name="Table7.B3" office:value-type="string">
            <text:p text:style-name="P96">Neutral</text:p>
          </table:table-cell>
          <table:table-cell table:style-name="Table7.C3" office:value-type="string">
            <text:p text:style-name="P96">For unimportant status updates</text:p>
          </table:table-cell>
        </table:table-row>
        <table:table-row>
          <table:table-cell table:style-name="Table7.A4" office:value-type="string">
            <text:p text:style-name="P96">Tip_<text:span text:style-name="T33">general</text:span></text:p>
          </table:table-cell>
          <table:table-cell table:style-name="Table7.B4" office:value-type="string">
            <text:p text:style-name="P96">Neutral</text:p>
          </table:table-cell>
          <table:table-cell table:style-name="Table7.C4" office:value-type="string">
            <text:p text:style-name="P96">For user tips (optional features that the user can ignore) <text:span text:style-name="T33">relating to general features of Vizop</text:span></text:p>
          </table:table-cell>
        </table:table-row>
        <table:table-row>
          <table:table-cell table:style-name="Table7.A5" office:value-type="string">
            <text:p text:style-name="P97">Tip_<text:span text:style-name="T33">context_general</text:span></text:p>
          </table:table-cell>
          <table:table-cell table:style-name="Table7.B5" office:value-type="string">
            <text:p text:style-name="P97">Neutral</text:p>
          </table:table-cell>
          <table:table-cell table:style-name="Table7.C5" office:value-type="string">
            <text:p text:style-name="P108">For user tips specific to the part of Vizop the user is using, e.g. Fault Tree, HAZOP node list.</text:p>
          </table:table-cell>
        </table:table-row>
        <table:table-row>
          <table:table-cell table:style-name="Table7.A6" office:value-type="string">
            <text:p text:style-name="P97">Tip_<text:span text:style-name="T33">context_specific</text:span></text:p>
          </table:table-cell>
          <table:table-cell table:style-name="Table7.B8" office:value-type="string">
            <text:p text:style-name="P97">Neutral</text:p>
          </table:table-cell>
          <table:table-cell table:style-name="Table7.C8" office:value-type="string">
            <text:p text:style-name="P108">For user tips specific to the precise task the user is doing, e.g. “right click to see more options”</text:p>
          </table:table-cell>
        </table:table-row>
        <table:table-row>
          <table:table-cell table:style-name="Table7.A7" office:value-type="string">
            <text:p text:style-name="P96">Confirmation</text:p>
          </table:table-cell>
          <table:table-cell table:style-name="Table7.B8" office:value-type="string">
            <text:p text:style-name="P96">Neutral</text:p>
          </table:table-cell>
          <table:table-cell table:style-name="Table7.C8" office:value-type="string">
            <text:p text:style-name="P96">To confirm that an action (e.g. opening a project) was completed successfully</text:p>
          </table:table-cell>
        </table:table-row>
        <table:table-row>
          <table:table-cell table:style-name="Table7.A8" office:value-type="string">
            <text:p text:style-name="P96">Instruction</text:p>
          </table:table-cell>
          <table:table-cell table:style-name="Table7.B8" office:value-type="string">
            <text:p text:style-name="P96">Moderate</text:p>
          </table:table-cell>
          <table:table-cell table:style-name="Table7.C8" office:value-type="string">
            <text:p text:style-name="P96">For user guidance that, if ignored, may make it difficult or impossible for the user to execute certain functions</text:p>
          </table:table-cell>
        </table:table-row>
        <table:table-row>
          <table:table-cell table:style-name="Table7.A9" office:value-type="string">
            <text:p text:style-name="P96">Caution</text:p>
          </table:table-cell>
          <table:table-cell table:style-name="Table7.B9" office:value-type="string">
            <text:p text:style-name="P96">Moderate</text:p>
          </table:table-cell>
          <table:table-cell table:style-name="Table7.C9" office:value-type="string">
            <text:p text:style-name="P96">Information to the user that doesn't require immediate action, but could cause difficulties if not addressed later</text:p>
          </table:table-cell>
        </table:table-row>
        <table:table-row>
          <table:table-cell table:style-name="Table7.A10" office:value-type="string">
            <text:p text:style-name="P96">Option</text:p>
          </table:table-cell>
          <table:table-cell table:style-name="Table7.B10" office:value-type="string">
            <text:p text:style-name="P96">Moderate</text:p>
          </table:table-cell>
          <table:table-cell table:style-name="Table7.C10" office:value-type="string">
            <text:p text:style-name="P96">Information needed from the user – non-critical (i.e. Vizop can proceed without a response)</text:p>
          </table:table-cell>
        </table:table-row>
        <table:table-row>
          <table:table-cell table:style-name="Table7.A11" office:value-type="string">
            <text:p text:style-name="P96">Warning</text:p>
          </table:table-cell>
          <table:table-cell table:style-name="Table7.B11" office:value-type="string">
            <text:p text:style-name="P96">Intense</text:p>
          </table:table-cell>
          <table:table-cell table:style-name="Table7.C11" office:value-type="string">
            <text:p text:style-name="P96">Information to the user that affects the quality of work, e.g. problem with parsing data from a project file</text:p>
          </table:table-cell>
        </table:table-row>
        <table:table-row>
          <table:table-cell table:style-name="Table7.A12" office:value-type="string">
            <text:p text:style-name="P96">Question</text:p>
          </table:table-cell>
          <table:table-cell table:style-name="Table7.B12" office:value-type="string">
            <text:p text:style-name="P96">Intense</text:p>
          </table:table-cell>
          <table:table-cell table:style-name="Table7.C12" office:value-type="string">
            <text:p text:style-name="P96">Information needed from the user – critical (i.e. Vizop cannot proceed without a response)</text:p>
          </table:table-cell>
        </table:table-row>
        <table:table-row>
          <table:table-cell table:style-name="Table7.A13" office:value-type="string">
            <text:p text:style-name="P96">Critical</text:p>
          </table:table-cell>
          <table:table-cell table:style-name="Table7.B13" office:value-type="string">
            <text:p text:style-name="P96">Intense</text:p>
          </table:table-cell>
          <table:table-cell table:style-name="Table7.C13" office:value-type="string">
            <text:p text:style-name="P96">Inform the user of a problem that may lead to data loss, e.g. bug found</text:p>
          </table:table-cell>
        </table:table-row>
      </table:table>
      <text:p text:style-name="P43"/>
      <text:p text:style-name="P4">Implementation details</text:p>
      <text:p text:style-name="P51">Tips are stored in lists: one for Tip_general and one for Tip_context_general. When a tip is to be shown, a tip is selected randomly from the available tips in the list, and marked as “Shown” so that tips will not be repeated <text:span text:style-name="T44">unnecessarily. Tip_general tips are never repeated </text:span>within one instance of Vizop. <text:span text:style-name="T44">Tip_context_general tips will not be repeated while the applicable context is still active, but the “Shown” flag is reset when the context changes, so the tip can be re-displayed next time the context is active.</text:span></text:p>
      <text:p text:style-name="P51"/>
      <text:p text:style-name="P51">The VizopTalks panel has 2 timers: MinLife timer, which is running when a message is displayed for its guaranteed minimum lifetime; and Timeout timer, which is running when the displayed message should be removed after a certain time.</text:p>
      <text:p text:style-name="P51"/>
      <text:p text:style-name="P51"><text:soft-page-break/>The VizopTalks panel has 4 callable methods: 1. Submit incoming message (including tips), 2. Expiry of the MinLife timer, 3. Expiry of the Timeout timer, 4. Change of user working context. These methods handle all required code to implement the required algorithms.</text:p>
      <text:p text:style-name="P51"/>
      <text:p text:style-name="P57">Flow<text:span text:style-name="T44">schemes</text:span> for each method</text:p>
      <text:p text:style-name="P51"><text:span text:style-name="T36">Method 1:</text:span> When incoming message is submitted to VizopTalks for display</text:p>
      <text:p text:style-name="P58"><text:span text:style-name="T44">Implementation: procedure </text:span><text:span text:style-name="T27">SubmitVizopTalksMessage</text:span></text:p>
      <text:p text:style-name="P51"/>
      <text:p text:style-name="P51">1. Is the incoming message a Tip_general or <text:span text:style-name="T35">Tip_context_general? </text:span>If yes, <text:span text:style-name="T39">and if it's not already there, </text:span>store it in the applicable tip list<text:span text:style-name="T39">, mark it as “unshown” and (for Tip_context_general list only) mark it as “relevant to the current context”.</text:span></text:p>
      <text:p text:style-name="P51">2. Is there any existing (currently displayed) message?</text:p>
      <text:p text:style-name="P51"><text:tab/>No: go to step 10</text:p>
      <text:p text:style-name="P51">3. Is the MinLife timer running?</text:p>
      <text:p text:style-name="P43"><text:tab/><text:span text:style-name="T34">Yes: Put the new message in the message buffer and exit.</text:span></text:p>
      <text:p text:style-name="P51">4. Is the Timeout timer running?</text:p>
      <text:p text:style-name="P51"><text:tab/>No: go to step 10</text:p>
      <text:p text:style-name="P51">5. Is the priority of the incoming message higher than that of the existing message?</text:p>
      <text:p text:style-name="P51"><text:tab/>Yes: stop the Timeout timer and go to step 10</text:p>
      <text:p text:style-name="P51"><text:tab/>No: Put the new message in the message buffer and exit</text:p>
      <text:p text:style-name="P51">10. Display the incoming message and (if applicable, depending on its priority) start the Minlife and Timeout timers. <text:span text:style-name="T42">If it's a tip, mark it as shown in the tip list. </text:span>Exit.</text:p>
      <text:p text:style-name="P51"/>
      <text:p text:style-name="P51"><text:span text:style-name="T36">Method 2: </text:span><text:span text:style-name="T37">On MinLife timer expiry</text:span></text:p>
      <text:p text:style-name="P58"><text:span text:style-name="T44">Implementation: procedure </text:span><text:span text:style-name="T27">OnMinLifeTimer</text:span></text:p>
      <text:p text:style-name="P52">1. Is there any message in the message buffer?</text:p>
      <text:p text:style-name="P52"><text:tab/>Yes: go to step 2</text:p>
      <text:p text:style-name="P52"><text:tab/>No: go to step 10</text:p>
      <text:p text:style-name="P52">2. Is the buffered message priority higher than the existing message?</text:p>
      <text:p text:style-name="P52"><text:tab/>Yes: go to step 20</text:p>
      <text:p text:style-name="P52">3. Is the Timeout timer running?</text:p>
      <text:p text:style-name="P52"><text:tab/>Yes: do nothing (wait for Timeout timer expiry). Exit.</text:p>
      <text:p text:style-name="P52"><text:tab/>No: go to step 20</text:p>
      <text:p text:style-name="P52">10. Is the Timeout timer running?</text:p>
      <text:p text:style-name="P52"><text:tab/>Yes: do nothing (wait for Timeout timer expiry). Exit.</text:p>
      <text:p text:style-name="P53">11. Are there any unshown, <text:span text:style-name="T39">relevant</text:span> messages in the Tip_Context_General tip list?</text:p>
      <text:p text:style-name="P52"><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2">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8">Exit.</text:span></text:p>
      <text:p text:style-name="P52"><text:tab/>No: <text:span text:style-name="T38">Leave the current message on display and exit.</text:span></text:p>
      <text:p text:style-name="P55">20. D<text:span text:style-name="T39">isplay the buffered message, clear the buffer, </text:span>stop the Timeout timer if running, <text:span text:style-name="T39">and start timers according to the definition of the buffered message's priority. Exit.</text:span></text:p>
      <text:p text:style-name="P52"/>
      <text:p text:style-name="P54"><text:span text:style-name="T36">Method 3: </text:span><text:span text:style-name="T40">On</text:span> Timeout timer expiry</text:p>
      <text:p text:style-name="P58"><text:span text:style-name="T44">Implementation: procedure </text:span><text:span text:style-name="T27">OnTimeoutTimer</text:span></text:p>
      <text:p text:style-name="P53"><text:soft-page-break/>1. Is there any message in the message buffer?</text:p>
      <text:p text:style-name="P53"><text:tab/>Yes: <text:span text:style-name="T39">display the buffered message, clear the buffer, and start timers according to the definition of the buffered message's priority. Exit.</text:span></text:p>
      <text:p text:style-name="P53"><text:span text:style-name="T39">2</text:span>. Are there any unshown, <text:span text:style-name="T39">relevant</text:span> messages in the Tip_Context_General tip list?</text:p>
      <text:p text:style-name="P53"><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3"><text:span text:style-name="T39">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38">Exit.</text:span></text:p>
      <text:p text:style-name="P53"><text:tab/><text:span text:style-name="T39">No: clear the currently displayed message, leaving VizopTalks blank. Exit.</text:span></text:p>
      <text:p text:style-name="P53"/>
      <text:p text:style-name="P54"><text:span text:style-name="T36">Method 4:</text:span> On change of user context</text:p>
      <text:p text:style-name="P58"><text:span text:style-name="T44">Implementation: procedure </text:span><text:span text:style-name="T27">ChangeUserContext</text:span></text:p>
      <text:p text:style-name="P54">1. Mark all tips in the Tip_Context_General tip list as “not relevant to the current context.” (Don't delete them – we need to retain their “shown” status for when the user returns to the previous context.)</text:p>
      <text:p text:style-name="P56">2. Delete all tips in Tip_Context_Specific tip list. (The context can reinstate them next time, and they can be repeated.)</text:p>
      <text:p text:style-name="P54"><text:span text:style-name="T43">3</text:span>. <text:span text:style-name="T41">Is the existing message a Tip_Context_General or Tip_Context_Specific? If no, exit.</text:span></text:p>
      <text:p text:style-name="P55"><text:span text:style-name="T43">4</text:span>. Cancel the Timeout <text:span text:style-name="T43">and Minlife </text:span>timer<text:span text:style-name="T43">s</text:span>, if running.</text:p>
      <text:p text:style-name="P55"><text:span text:style-name="T43">5</text:span>. Go to Method 3.</text:p>
      <text:p text:style-name="P52"><text:tab/></text:p>
      <text:p text:style-name="P51"/>
      <text:p text:style-name="P35"><text:span text:style-name="T11">OVERALL CONTROL</text:span> <text:span text:style-name="T10">FRAME </text:span><text:span text:style-name="T11">FUNCTIONS</text:span></text:p>
      <text:p text:style-name="P38"><text:span text:style-name="T22">This section describes features of the Control Frame as a whole</text:span>.</text:p>
      <text:p text:style-name="P38"/>
      <table:table table:name="Table8" table:style-name="Table8">
        <table:table-column table:style-name="Table8.A"/>
        <table:table-column table:style-name="Table8.B"/>
        <table:table-column table:style-name="Table8.C"/>
        <table:table-row>
          <table:table-cell table:style-name="Table8.A1" office:value-type="string">
            <text:p text:style-name="P76">User action</text:p>
          </table:table-cell>
          <table:table-cell table:style-name="Table8.A1" office:value-type="string">
            <text:p text:style-name="P76">Function</text:p>
          </table:table-cell>
          <table:table-cell table:style-name="Table8.A1" office:value-type="string">
            <text:p text:style-name="P76">Notes</text:p>
          </table:table-cell>
        </table:table-row>
        <table:table-row>
          <table:table-cell table:style-name="Table8.A5" office:value-type="string">
            <text:p text:style-name="P98">Close control frame (click “X”/red button)</text:p>
          </table:table-cell>
          <table:table-cell table:style-name="Table8.B5" office:value-type="string">
            <text:p text:style-name="P98">Treat as a request to close all open projects, thus reverting to the WS</text:p>
          </table:table-cell>
          <table:table-cell table:style-name="Table8.C5" office:value-type="string">
            <text:p text:style-name="P98">All Slave frames would be closed as well</text:p>
          </table:table-cell>
        </table:table-row>
        <table:table-row>
          <table:table-cell table:style-name="Table8.A5" office:value-type="string">
            <text:p text:style-name="P98">Resize control frame</text:p>
          </table:table-cell>
          <table:table-cell table:style-name="Table8.B5" office:value-type="string">
            <text:p text:style-name="P98">The control frame is maximised by default. <text:span text:style-name="T24">It can be full screen. It can be used in split screen mode (MacOS). </text:span>It can be maximised and minimised (usual GUI functions, clicking buttons in <text:span text:style-name="T24">title</text:span> bar / double-clicking header etc.). It can be resized (drag frame edges/corners).</text:p>
          </table:table-cell>
          <table:table-cell table:style-name="Table8.C5" office:value-type="string">
            <text:p text:style-name="P45"><text:span text:style-name="T23">Control frame is constrained to</text:span> a defined minimum size determined by the following:</text:p>
            <text:list xml:id="list43806773" text:style-name="L16">
              <text:list-item>
                <text:p text:style-name="P130">The Control panel, View panel and VizopTalks panel are all fixed height</text:p>
              </text:list-item>
              <text:list-item>
                <text:p text:style-name="P130">The Control panel and View panel have a minimum width (enough to allow their controls to be operated meaningfully)</text:p>
              </text:list-item>
              <text:list-item>
                <text:p text:style-name="P130">The VizopTalks panel is fixed width</text:p>
              </text:list-item>
              <text:list-item>
                <text:p text:style-name="P130">The Edit panel has a minimum height, so that it can't disappear completely</text:p>
              </text:list-item>
            </text:list>
          </table:table-cell>
        </table:table-row>
        <text:soft-page-break/>
        <table:table-row>
          <table:table-cell table:style-name="Table8.A5" office:value-type="string">
            <text:p text:style-name="P100">Move control frame within the same display device</text:p>
          </table:table-cell>
          <table:table-cell table:style-name="Table8.B5" office:value-type="string">
            <text:p text:style-name="P100">Control frame can be moved (usual GUI function: drag title bar)</text:p>
          </table:table-cell>
          <table:table-cell table:style-name="Table8.C5" office:value-type="string">
            <text:p text:style-name="P45"/>
          </table:table-cell>
        </table:table-row>
        <table:table-row>
          <table:table-cell table:style-name="Table8.A5" office:value-type="string">
            <text:p text:style-name="P100">Move control frame to another display device</text:p>
          </table:table-cell>
          <table:table-cell table:style-name="Table8.B5" office:value-type="string">
            <text:p text:style-name="P100">Control frame can be dragged to another display device (usual GUI function)</text:p>
          </table:table-cell>
          <table:table-cell table:style-name="Table8.C5" office:value-type="string">
            <text:list xml:id="list4196169700" text:style-name="L17">
              <text:list-item>
                <text:p text:style-name="P150">All Slave frames remain on the same device they are currently on</text:p>
              </text:list-item>
              <text:list-item>
                <text:p text:style-name="P150">The “primary display device” is redefined as the device the control frame now resides on.</text:p>
              </text:list-item>
            </text:list>
          </table:table-cell>
        </table:table-row>
      </table:table>
      <text:p text:style-name="P38"/>
      <text:p text:style-name="P38"/>
      <text:p text:style-name="P36"><text:span text:style-name="T11">CONTROL</text:span> <text:span text:style-name="T10">FRAME </text:span><text:span text:style-name="T12">MENUS</text:span></text:p>
      <text:p text:style-name="P39"><text:span text:style-name="T22">This section describes menus provided in the Control Frame menu bar</text:span>.</text:p>
      <text:p text:style-name="P46">At present, it is assumed the lineup of menus will be the same at all times. However, the list of commands within each menu can be varied according to the operating need at the time.</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77">Menu name</text:p>
          </table:table-cell>
          <table:table-cell table:style-name="Table9.A1" office:value-type="string">
            <text:p text:style-name="P77">Commands</text:p>
          </table:table-cell>
          <table:table-cell table:style-name="Table9.A1" office:value-type="string">
            <text:p text:style-name="P77">Notes</text:p>
          </table:table-cell>
        </table:table-row>
        <table:table-row>
          <table:table-cell table:style-name="Table9.A6" office:value-type="string">
            <text:p text:style-name="P101">File</text:p>
          </table:table-cell>
          <table:table-cell table:style-name="Table9.B6" office:value-type="string">
            <text:p text:style-name="P101">Open project</text:p>
            <text:p text:style-name="P101">Save project (available when project is not set to save on fly)</text:p>
            <text:p text:style-name="P101">Close project</text:p>
            <text:p text:style-name="P101">Close all open projects (available when &gt;1 project open)</text:p>
            <text:p text:style-name="P102">(divider)</text:p>
            <text:p text:style-name="P105">Menu items relating to import and export</text:p>
            <text:p text:style-name="P102">(divider)</text:p>
            <text:p text:style-name="P101">About Vizop</text:p>
            <text:p text:style-name="P101">Quit Vizop</text:p>
          </table:table-cell>
          <table:table-cell table:style-name="Table9.C6" office:value-type="string">
            <text:p text:style-name="P99"/>
          </table:table-cell>
        </table:table-row>
        <table:table-row>
          <table:table-cell table:style-name="Table9.A6" office:value-type="string">
            <text:p text:style-name="P102">Edit</text:p>
          </table:table-cell>
          <table:table-cell table:style-name="Table9.B6" office:value-type="string">
            <text:p text:style-name="P102">Undo</text:p>
            <text:p text:style-name="P102">Redo</text:p>
            <text:p text:style-name="P106">(divider)</text:p>
            <text:p text:style-name="P104">Project settings</text:p>
            <text:p text:style-name="P107">(divider)</text:p>
            <text:p text:style-name="P107">Preferences</text:p>
          </table:table-cell>
          <table:table-cell table:style-name="Table9.C6" office:value-type="string">
            <text:p text:style-name="P99"/>
          </table:table-cell>
        </table:table-row>
        <table:table-row>
          <table:table-cell table:style-name="Table9.A6" office:value-type="string">
            <text:p text:style-name="P102">Tools</text:p>
          </table:table-cell>
          <table:table-cell table:style-name="Table9.B6" office:value-type="string">
            <text:p text:style-name="P103">Menu items relating to:</text:p>
            <text:list xml:id="list969074043" text:style-name="L18">
              <text:list-item>
                <text:p text:style-name="P131">collaboration</text:p>
              </text:list-item>
              <text:list-item>
                <text:p text:style-name="P132">multiple monitors</text:p>
              </text:list-item>
            </text:list>
          </table:table-cell>
          <table:table-cell table:style-name="Table9.C6" office:value-type="string">
            <text:p text:style-name="P99"/>
          </table:table-cell>
        </table:table-row>
        <table:table-row>
          <table:table-cell table:style-name="Table9.A6" office:value-type="string">
            <text:p text:style-name="P102">PHAModel</text:p>
          </table:table-cell>
          <table:table-cell table:style-name="Table9.B6" office:value-type="string">
            <text:p text:style-name="P102">Create PHA Model<text:line-break/>Delete PHA Model</text:p>
            <text:p text:style-name="P105">(divider)</text:p>
            <text:p text:style-name="P105">PHA model specific menu items, e.g. add node, add SIF</text:p>
          </table:table-cell>
          <table:table-cell table:style-name="Table9.C6" office:value-type="string">
            <text:p text:style-name="P99"/>
          </table:table-cell>
        </table:table-row>
        <table:table-row>
          <table:table-cell table:style-name="Table9.A6" office:value-type="string">
            <text:p text:style-name="P105">Report</text:p>
          </table:table-cell>
          <table:table-cell table:style-name="Table9.B6" office:value-type="string">
            <text:p text:style-name="P105">Menu items for creating reports</text:p>
          </table:table-cell>
          <table:table-cell table:style-name="Table9.C6" office:value-type="string">
            <text:p text:style-name="P99"/>
          </table:table-cell>
        </table:table-row>
      </table:table>
      <text:p text:style-name="P47"/>
      <text:p text:style-name="P39"><text:soft-page-break/></text:p>
      <text:p text:style-name="P36"><text:span text:style-name="T10">SLAVE</text:span> <text:span text:style-name="T10">FRAMES</text:span></text:p>
      <text:p text:style-name="P38">Each instance of Vizop, when ≥1 project is open, has <text:span text:style-name="T25">1</text:span> Control Frame and ≥0 Slave frames. A Slave frame is a window showing only a Viewport (plus standard frame tools such as maximise and minimise buttons <text:span text:style-name="T20">and a Close button</text:span>).</text:p>
      <text:p text:style-name="P25"/>
      <text:p text:style-name="P37">When a project is opened, Vizop will restore the same lineup of Slave frames when the project was saved. However, any Slave frames that were previously on devices that don't seem to exist (e.g. projector not plugged in) will not be restored. For each restored Slave frame, the following attributes will be restored:</text:p>
      <text:list xml:id="list161368715" text:style-name="L19">
        <text:list-item>
          <text:p text:style-name="P151">Viewport currently shown in the frame</text:p>
        </text:list-item>
        <text:list-item>
          <text:p text:style-name="P151">Zoom and pan</text:p>
        </text:list-item>
        <text:list-item>
          <text:p text:style-name="P151">Frame position and size on the device (however, Vizop will check that the position and size make sense given the current resolution of the device, in case it has changed, and adjust accordingly)</text:p>
        </text:list-item>
        <text:list-item>
          <text:p text:style-name="P151">Whether the frame was minimised</text:p>
        </text:list-item>
        <text:list-item>
          <text:p text:style-name="P151">Whether the frame was on top</text:p>
        </text:list-item>
        <text:list-item>
          <text:p text:style-name="P151">The order of Viewports and frames shown in the View panel (including any Viewports that were on frames that can't be restored, but showing their frames as blank)</text:p>
        </text:list-item>
      </text:list>
      <text:p text:style-name="P37"/>
      <text:p text:style-name="P40">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resized a frame to the left half of the device, the new frame can be sized to fill the remaining space on the right.)</text:p>
      <text:p text:style-name="P40"/>
      <text:p text:style-name="P40">Slave frames can be destroyed by:</text:p>
      <text:list xml:id="list2768683885" text:style-name="L20">
        <text:list-item>
          <text:p text:style-name="P152">Using the Delete frame function in the Right click context menu of the Frame name button in the View panel</text:p>
        </text:list-item>
        <text:list-item>
          <text:p text:style-name="P152">Clicking the “X” button of the frame itself</text:p>
        </text:list-item>
      </text:list>
      <text:p text:style-name="P40">When a Slave frame is destroyed, the View panel is updated accordingly. Also, any other Slave frame on the same device is brought to the front. If the destroyed Slave frame had focus, focus switches to the Control Frame.</text:p>
      <text:p text:style-name="P40"/>
      <text:p text:style-name="P40">Slave frame creation and destruction is undoable and redoable.</text:p>
      <text:p text:style-name="P40"/>
      <text:p text:style-name="P26">LAUNCH</text:p>
      <text:p text:style-name="P48">When launched, the CF first checks if the current project has any PHA models. If it does not have any, the CF invites the user to create one by the following steps:</text:p>
      <text:list xml:id="list1970481421" text:style-name="L21">
        <text:list-item>
          <text:p text:style-name="P153">Prompt message in VizopTalks</text:p>
        </text:list-item>
        <text:list-item>
          <text:p text:style-name="P153">Set Edit panel to New-PHAModel aspect</text:p>
        </text:list-item>
      </text:list>
      <text:p text:style-name="P50"><text:span text:style-name="T26">Implementation: module </text:span><text:span text:style-name="T28">controlframe</text:span><text:span text:style-name="T26">, procedure </text:span><text:span text:style-name="T27">InviteUserToCreatePHAModel</text:span></text:p>
      <text:p text:style-name="P49"/>
      <text:p text:style-name="P48"/>
      <text:p text:style-name="P27">KEYBOARD SHORTCUTS</text:p>
      <text:p text:style-name="P61">Keyboard shortcuts will be available for as many functions as possible in the Control frame. The defined keyboard shortcut will be made known to the user in the usage context where feasible, either <text:soft-page-break/>directly (e.g. on a button label) or in a tooltip.</text:p>
      <text:p text:style-name="P61"/>
      <text:p text:style-name="P61">General principles:</text:p>
      <text:list xml:id="list1003825623" text:style-name="L22">
        <text:list-item>
          <text:p text:style-name="P154">Follow typical shortcuts (common for other apps)</text:p>
        </text:list-item>
        <text:list-item>
          <text:p text:style-name="P154">Use intuitive keystrokes and key combinations</text:p>
        </text:list-item>
        <text:list-item>
          <text:p text:style-name="P154">Avoid shortcuts that, if easily mistyped, could have major undesired consequences</text:p>
        </text:list-item>
        <text:list-item>
          <text:p text:style-name="P154">Eventually, we may allow the user to remap keyboard shortcuts. However, this is not a “must have” and we don't have to consider it in early code versions.</text:p>
        </text:list-item>
      </text:list>
      <text:p text:style-name="P61"/>
      <text:p text:style-name="P61">Global keyboard shortcuts</text:p>
      <text:p text:style-name="P61">The following keystrokes <text:span text:style-name="T48">will be consistently available in all applicable usage conditions in the Control frame.</text:span></text:p>
      <text:p text:style-name="P63">In the table below, Mac keyboard modifier keys are shown. For Windows, substitute Command → Control, Option → Alt.</text:p>
      <text:p text:style-name="P61"/>
      <table:table table:name="Table10" table:style-name="Table10">
        <table:table-column table:style-name="Table10.A"/>
        <table:table-column table:style-name="Table10.B"/>
        <table:table-row>
          <table:table-cell table:style-name="Table10.A1" office:value-type="string">
            <text:p text:style-name="P109">Keystroke</text:p>
          </table:table-cell>
          <table:table-cell table:style-name="Table10.B1" office:value-type="string">
            <text:p text:style-name="P109">Meaning</text:p>
          </table:table-cell>
        </table:table-row>
        <table:table-row>
          <table:table-cell table:style-name="Table10.A2" office:value-type="string">
            <text:p text:style-name="P109">Command + Z</text:p>
          </table:table-cell>
          <table:table-cell table:style-name="Table10.B2" office:value-type="string">
            <text:p text:style-name="P109">Undo</text:p>
          </table:table-cell>
        </table:table-row>
        <table:table-row>
          <table:table-cell table:style-name="Table10.A2" office:value-type="string">
            <text:p text:style-name="P109">Command + Y</text:p>
          </table:table-cell>
          <table:table-cell table:style-name="Table10.B2" office:value-type="string">
            <text:p text:style-name="P109">Redo</text:p>
          </table:table-cell>
        </table:table-row>
        <table:table-row>
          <table:table-cell table:style-name="Table10.A2" office:value-type="string">
            <text:p text:style-name="P109">Command + C, V, X</text:p>
          </table:table-cell>
          <table:table-cell table:style-name="Table10.B2" office:value-type="string">
            <text:p text:style-name="P109">Copy, paste, cut</text:p>
          </table:table-cell>
        </table:table-row>
        <table:table-row>
          <table:table-cell table:style-name="Table10.A2" office:value-type="string">
            <text:p text:style-name="P109">Command + left arrow</text:p>
          </table:table-cell>
          <table:table-cell table:style-name="Table10.B2" office:value-type="string">
            <text:p text:style-name="P109">Navigate backwards</text:p>
          </table:table-cell>
        </table:table-row>
        <table:table-row>
          <table:table-cell table:style-name="Table10.A2" office:value-type="string">
            <text:p text:style-name="P109">Command + right arrow</text:p>
          </table:table-cell>
          <table:table-cell table:style-name="Table10.B2" office:value-type="string">
            <text:p text:style-name="P109">Navigate forwards</text:p>
          </table:table-cell>
        </table:table-row>
      </table:table>
      <text:p text:style-name="P61"/>
      <text:p text:style-name="P61"/>
      <text:p text:style-name="P61">Implementation</text:p>
      <text:p text:style-name="P64"><text:span text:style-name="T49">Keystrokes are registered in </text:span><text:span text:style-name="T27">RegisterKeyPressHandler</text:span><text:span text:style-name="T49">, a global list in module ControlFrame.</text:span></text:p>
      <text:p text:style-name="P64"><text:span text:style-name="T49">Setting up keystroke detection and handling: </text:span><text:span text:style-name="T27">RegisterKeyPressHandler </text:span><text:span text:style-name="T30">in module vizop_misc</text:span></text:p>
      <text:p text:style-name="P64"><text:span text:style-name="T49">Removing keystrokes from register: </text:span><text:span text:style-name="T27">UnregisterKeyPressHandler </text:span><text:span text:style-name="T30">in module vizop_misc</text:span></text:p>
      <text:p text:style-name="P65">Detecting keystrokes: OnIdle</text:p>
      <text:p text:style-name="P65"/>
      <text:p text:style-name="P65"/>
      <text:p text:style-name="P28">TOOLTIPS</text:p>
      <text:p text:style-name="P62"><text:span text:style-name="T50">Tooltips are pop-up help balloons that appear when the mouse hovers over a specified area on the screen. They</text:span> will be available for as many <text:span text:style-name="T50">widgets</text:span> as possible in the Control frame. </text:p>
      <text:p text:style-name="P62"/>
      <text:p text:style-name="P66">Implementation: Currently using the basic wx.ToolTip. We tried wx.adv.CustomToolTip (check name) but it didn't seem to work well with panels in the advanced layout manager. We can also try SuperToolTip.</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6-20T10:24:37.645311287</dc:date>
    <meta:editing-duration>P1DT8H43M17S</meta:editing-duration>
    <meta:editing-cycles>75</meta:editing-cycles>
    <meta:generator>LibreOffice/5.4.2.2$MacOSX_X86_64 LibreOffice_project/22b09f6418e8c2d508a9eaf86b2399209b0990f4</meta:generator>
    <meta:document-statistic meta:table-count="11" meta:image-count="0" meta:object-count="0" meta:page-count="14" meta:paragraph-count="441" meta:word-count="4997" meta:character-count="29803" meta:non-whitespace-character-count="25290"/>
  </office:meta>
</office:document-meta>
</file>